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3">
            <text:p>11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11">
            <text:p>21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9">
            <text:p>22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926">
            <text:p>1092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986">
            <text:p>1198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967">
            <text:p>129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30">
            <text:p>2020-12-3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1 - 1.24)">
            <text:p>(0.61 - 1.2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09.875">
            <text:p>309.8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98969436239887">
            <text:p>0.0198969436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7041524388049">
            <text:p>1.0704152439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25">
            <text:p>12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112067419759727">
            <text:p>0.011206742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946975540471">
            <text:p>1.0394697554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110.125">
            <text:p>110.12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104900933511145">
            <text:p>0.0104900934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693100916359">
            <text:p>1.0369310092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477">
            <text:p>15477</text:p>
          </table:table-cell>
          <table:table-cell office:value-type="float" office:value="336.625">
            <text:p>336.625</text:p>
          </table:table-cell>
          <table:table-cell office:value-type="float" office:value="211.875">
            <text:p>211.875</text:p>
          </table:table-cell>
          <table:table-cell office:value-type="float" office:value="402.75">
            <text:p>402.75</text:p>
          </table:table-cell>
          <table:table-cell office:value-type="float" office:value="0.0439114270806157">
            <text:p>0.0439114271</text:p>
          </table:table-cell>
          <table:table-cell office:value-type="float" office:value="0.0196617483296214">
            <text:p>0.0196617483</text:p>
          </table:table-cell>
          <table:table-cell office:value-type="float" office:value="0.0260224849777089">
            <text:p>0.026022485</text:p>
          </table:table-cell>
          <table:table-cell office:value-type="float" office:value="1.15746929310154">
            <text:p>1.1574692931</text:p>
          </table:table-cell>
          <table:table-cell office:value-type="float" office:value="1.06957382447453">
            <text:p>1.0695738245</text:p>
          </table:table-cell>
          <table:table-cell office:value-type="float" office:value="1.09240595008183">
            <text:p>1.0924059501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26.9815612555186">
            <text:p>26.981561255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893">
            <text:p>16893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71.375">
            <text:p>271.375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60643461788907">
            <text:p>0.0160643462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567310155337">
            <text:p>1.0567310155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518">
            <text:p>1751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65.625">
            <text:p>165.6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945456102294782">
            <text:p>0.009454561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3326616547963">
            <text:p>1.0332661655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7041">
            <text:p>17041</text:p>
          </table:table-cell>
          <table:table-cell office:value-type="float" office:value="77">
            <text:p>77</text:p>
          </table:table-cell>
          <table:table-cell office:value-type="float" office:value="273.5">
            <text:p>273.5</text:p>
          </table:table-cell>
          <table:table-cell office:value-type="float" office:value="267.75">
            <text:p>267.75</text:p>
          </table:table-cell>
          <table:table-cell office:value-type="float" office:value="0.00930064017393405">
            <text:p>0.0093006402</text:p>
          </table:table-cell>
          <table:table-cell office:value-type="float" office:value="0.0239324466223311">
            <text:p>0.0239324466</text:p>
          </table:table-cell>
          <table:table-cell office:value-type="float" office:value="0.01571210609706">
            <text:p>0.0157121061</text:p>
          </table:table-cell>
          <table:table-cell office:value-type="float" office:value="1.03272178434775">
            <text:p>1.0327217843</text:p>
          </table:table-cell>
          <table:table-cell office:value-type="float" office:value="1.08488617670077">
            <text:p>1.0848861767</text:p>
          </table:table-cell>
          <table:table-cell office:value-type="float" office:value="1.0554762370846">
            <text:p>1.0554762371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422">
            <text:p>11422</text:p>
          </table:table-cell>
          <table:table-cell office:value-type="float" office:value="17643">
            <text:p>17643</text:p>
          </table:table-cell>
          <table:table-cell office:value-type="float" office:value="158">
            <text:p>158</text:p>
          </table:table-cell>
          <table:table-cell office:value-type="float" office:value="311.75">
            <text:p>311.75</text:p>
          </table:table-cell>
          <table:table-cell office:value-type="float" office:value="384.125">
            <text:p>384.125</text:p>
          </table:table-cell>
          <table:table-cell office:value-type="float" office:value="0.018834187626654">
            <text:p>0.0188341876</text:p>
          </table:table-cell>
          <table:table-cell office:value-type="float" office:value="0.0272938189458939">
            <text:p>0.0272938189</text:p>
          </table:table-cell>
          <table:table-cell office:value-type="float" office:value="0.0217720909142436">
            <text:p>0.0217720909</text:p>
          </table:table-cell>
          <table:table-cell office:value-type="float" office:value="1.06661492087546">
            <text:p>1.0666149209</text:p>
          </table:table-cell>
          <table:table-cell office:value-type="float" office:value="1.09698847331382">
            <text:p>1.0969884733</text:p>
          </table:table-cell>
          <table:table-cell office:value-type="float" office:value="1.0771314051277">
            <text:p>1.0771314051</text:p>
          </table:table-cell>
          <table:table-cell office:value-type="float" office:value="0">
            <text:p>0</text:p>
          </table:table-cell>
          <table:table-cell office:value-type="float" office:value="25.7407747116994">
            <text:p>25.7407747117</text:p>
          </table:table-cell>
          <table:table-cell office:value-type="float" office:value="32.181829864627">
            <text:p>32.181829864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568">
            <text:p>12568</text:p>
          </table:table-cell>
          <table:table-cell office:value-type="float" office:value="17644">
            <text:p>17644</text:p>
          </table:table-cell>
          <table:table-cell office:value-type="float" office:value="206">
            <text:p>206</text:p>
          </table:table-cell>
          <table:table-cell office:value-type="float" office:value="194.625">
            <text:p>194.625</text:p>
          </table:table-cell>
          <table:table-cell office:value-type="float" office:value="126.125">
            <text:p>126.125</text:p>
          </table:table-cell>
          <table:table-cell office:value-type="float" office:value="0.0230760613868041">
            <text:p>0.0230760614</text:p>
          </table:table-cell>
          <table:table-cell office:value-type="float" office:value="0.0154857574793125">
            <text:p>0.0154857575</text:p>
          </table:table-cell>
          <table:table-cell office:value-type="float" office:value="0.00714832237587849">
            <text:p>0.0071483224</text:p>
          </table:table-cell>
          <table:table-cell office:value-type="float" office:value="1.0818099238877">
            <text:p>1.0818099239</text:p>
          </table:table-cell>
          <table:table-cell office:value-type="float" office:value="1.05467017619962">
            <text:p>1.0546701762</text:p>
          </table:table-cell>
          <table:table-cell office:value-type="float" office:value="1.02511928140064">
            <text:p>1.0251192814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8686">
            <text:p>8686</text:p>
          </table:table-cell>
          <table:table-cell office:value-type="float" office:value="12382">
            <text:p>12382</text:p>
          </table:table-cell>
          <table:table-cell office:value-type="float" office:value="17042">
            <text:p>17042</text:p>
          </table:table-cell>
          <table:table-cell office:value-type="float" office:value="62">
            <text:p>62</text:p>
          </table:table-cell>
          <table:table-cell office:value-type="float" office:value="151.125">
            <text:p>151.125</text:p>
          </table:table-cell>
          <table:table-cell office:value-type="float" office:value="264">
            <text:p>264</text:p>
          </table:table-cell>
          <table:table-cell office:value-type="float" office:value="0.00713792309463504">
            <text:p>0.0071379231</text:p>
          </table:table-cell>
          <table:table-cell office:value-type="float" office:value="0.012205217250848">
            <text:p>0.0122052173</text:p>
          </table:table-cell>
          <table:table-cell office:value-type="float" office:value="0.015491139537613">
            <text:p>0.0154911395</text:p>
          </table:table-cell>
          <table:table-cell office:value-type="float" office:value="1.02508259272559">
            <text:p>1.0250825927</text:p>
          </table:table-cell>
          <table:table-cell office:value-type="float" office:value="1.04301023634112">
            <text:p>1.0430102363</text:p>
          </table:table-cell>
          <table:table-cell office:value-type="float" office:value="1.05468934017383">
            <text:p>1.05468934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2274">
            <text:p>12274</text:p>
          </table:table-cell>
          <table:table-cell office:value-type="float" office:value="17447">
            <text:p>17447</text:p>
          </table:table-cell>
          <table:table-cell office:value-type="float" office:value="119.25">
            <text:p>119.25</text:p>
          </table:table-cell>
          <table:table-cell office:value-type="float" office:value="242.5">
            <text:p>242.5</text:p>
          </table:table-cell>
          <table:table-cell office:value-type="float" office:value="328.625">
            <text:p>328.625</text:p>
          </table:table-cell>
          <table:table-cell office:value-type="float" office:value="0.0143174450714371">
            <text:p>0.0143174451</text:p>
          </table:table-cell>
          <table:table-cell office:value-type="float" office:value="0.0197572103633697">
            <text:p>0.0197572104</text:p>
          </table:table-cell>
          <table:table-cell office:value-type="float" office:value="0.0188356164383562">
            <text:p>0.0188356164</text:p>
          </table:table-cell>
          <table:table-cell office:value-type="float" office:value="1.05051283664744">
            <text:p>1.0505128366</text:p>
          </table:table-cell>
          <table:table-cell office:value-type="float" office:value="1.06991531710003">
            <text:p>1.0699153171</text:p>
          </table:table-cell>
          <table:table-cell office:value-type="float" office:value="1.06662002720961">
            <text:p>1.0666200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812">
            <text:p>8812</text:p>
          </table:table-cell>
          <table:table-cell office:value-type="float" office:value="12824">
            <text:p>12824</text:p>
          </table:table-cell>
          <table:table-cell office:value-type="float" office:value="17781">
            <text:p>17781</text:p>
          </table:table-cell>
          <table:table-cell office:value-type="float" office:value="168">
            <text:p>168</text:p>
          </table:table-cell>
          <table:table-cell office:value-type="float" office:value="232.75">
            <text:p>232.75</text:p>
          </table:table-cell>
          <table:table-cell office:value-type="float" office:value="278.25">
            <text:p>278.25</text:p>
          </table:table-cell>
          <table:table-cell office:value-type="float" office:value="0.0190649114843395">
            <text:p>0.0190649115</text:p>
          </table:table-cell>
          <table:table-cell office:value-type="float" office:value="0.0181495633187773">
            <text:p>0.0181495633</text:p>
          </table:table-cell>
          <table:table-cell office:value-type="float" office:value="0.015648726168382">
            <text:p>0.0156487262</text:p>
          </table:table-cell>
          <table:table-cell office:value-type="float" office:value="1.067439593061">
            <text:p>1.0674395931</text:p>
          </table:table-cell>
          <table:table-cell office:value-type="float" office:value="1.0641691086471">
            <text:p>1.0641691086</text:p>
          </table:table-cell>
          <table:table-cell office:value-type="float" office:value="1.0552505115455">
            <text:p>1.0552505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806">
            <text:p>9806</text:p>
          </table:table-cell>
          <table:table-cell office:value-type="float" office:value="12872">
            <text:p>12872</text:p>
          </table:table-cell>
          <table:table-cell office:value-type="float" office:value="18415">
            <text:p>18415</text:p>
          </table:table-cell>
          <table:table-cell office:value-type="float" office:value="131.5">
            <text:p>131.5</text:p>
          </table:table-cell>
          <table:table-cell office:value-type="float" office:value="159.75">
            <text:p>159.75</text:p>
          </table:table-cell>
          <table:table-cell office:value-type="float" office:value="243.5">
            <text:p>243.5</text:p>
          </table:table-cell>
          <table:table-cell office:value-type="float" office:value="0.0134101570467061">
            <text:p>0.013410157</text:p>
          </table:table-cell>
          <table:table-cell office:value-type="float" office:value="0.0124106587942822">
            <text:p>0.0124106588</text:p>
          </table:table-cell>
          <table:table-cell office:value-type="float" office:value="0.0132229161010046">
            <text:p>0.0132229161</text:p>
          </table:table-cell>
          <table:table-cell office:value-type="float" office:value="1.04728802099503">
            <text:p>1.047288021</text:p>
          </table:table-cell>
          <table:table-cell office:value-type="float" office:value="1.04373919370534">
            <text:p>1.0437391937</text:p>
          </table:table-cell>
          <table:table-cell office:value-type="float" office:value="1.04662290355354">
            <text:p>1.0466229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234">
            <text:p>234</text:p>
          </table:table-cell>
          <table:table-cell office:value-type="float" office:value="9767">
            <text:p>9767</text:p>
          </table:table-cell>
          <table:table-cell office:value-type="float" office:value="12652">
            <text:p>12652</text:p>
          </table:table-cell>
          <table:table-cell office:value-type="float" office:value="18177">
            <text:p>18177</text:p>
          </table:table-cell>
          <table:table-cell office:value-type="float" office:value="126.125">
            <text:p>126.125</text:p>
          </table:table-cell>
          <table:table-cell office:value-type="float" office:value="173.125">
            <text:p>173.125</text:p>
          </table:table-cell>
          <table:table-cell office:value-type="float" office:value="492.625">
            <text:p>492.625</text:p>
          </table:table-cell>
          <table:table-cell office:value-type="float" office:value="0.0129133817958431">
            <text:p>0.0129133818</text:p>
          </table:table-cell>
          <table:table-cell office:value-type="float" office:value="0.0136836073348087">
            <text:p>0.0136836073</text:p>
          </table:table-cell>
          <table:table-cell office:value-type="float" office:value="0.0271015569125818">
            <text:p>0.0271015569</text:p>
          </table:table-cell>
          <table:table-cell office:value-type="float" office:value="1.04552367692709">
            <text:p>1.0455236769</text:p>
          </table:table-cell>
          <table:table-cell office:value-type="float" office:value="1.04825961824683">
            <text:p>1.0482596182</text:p>
          </table:table-cell>
          <table:table-cell office:value-type="float" office:value="1.09629505819272">
            <text:p>1.0962950582</text:p>
          </table:table-cell>
          <table:table-cell table:number-columns-repeated="2" office:value-type="float" office:value="0">
            <text:p>0</text:p>
          </table:table-cell>
          <table:table-cell office:value-type="float" office:value="25.9209463822413">
            <text:p>25.920946382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623">
            <text:p>9623</text:p>
          </table:table-cell>
          <table:table-cell office:value-type="float" office:value="12660">
            <text:p>12660</text:p>
          </table:table-cell>
          <table:table-cell office:value-type="float" office:value="19580">
            <text:p>19580</text:p>
          </table:table-cell>
          <table:table-cell office:value-type="float" office:value="139.25">
            <text:p>139.25</text:p>
          </table:table-cell>
          <table:table-cell office:value-type="float" office:value="223.5">
            <text:p>223.5</text:p>
          </table:table-cell>
          <table:table-cell office:value-type="float" office:value="771.5">
            <text:p>771.5</text:p>
          </table:table-cell>
          <table:table-cell office:value-type="float" office:value="0.0144705393328484">
            <text:p>0.0144705393</text:p>
          </table:table-cell>
          <table:table-cell office:value-type="float" office:value="0.017654028436019">
            <text:p>0.0176540284</text:p>
          </table:table-cell>
          <table:table-cell office:value-type="float" office:value="0.0394024514811032">
            <text:p>0.0394024515</text:p>
          </table:table-cell>
          <table:table-cell office:value-type="float" office:value="1.05105730482179">
            <text:p>1.0510573048</text:p>
          </table:table-cell>
          <table:table-cell office:value-type="float" office:value="1.06239996237731">
            <text:p>1.0623999624</text:p>
          </table:table-cell>
          <table:table-cell office:value-type="float" office:value="1.14095158442199">
            <text:p>1.1409515844</text:p>
          </table:table-cell>
          <table:table-cell table:number-columns-repeated="2" office:value-type="float" office:value="0">
            <text:p>0</text:p>
          </table:table-cell>
          <table:table-cell office:value-type="float" office:value="17.9358148535657">
            <text:p>17.935814853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052">
            <text:p>10052</text:p>
          </table:table-cell>
          <table:table-cell office:value-type="float" office:value="13138">
            <text:p>13138</text:p>
          </table:table-cell>
          <table:table-cell office:value-type="float" office:value="19688">
            <text:p>19688</text:p>
          </table:table-cell>
          <table:table-cell office:value-type="float" office:value="225.5">
            <text:p>225.5</text:p>
          </table:table-cell>
          <table:table-cell office:value-type="float" office:value="223.375">
            <text:p>223.375</text:p>
          </table:table-cell>
          <table:table-cell office:value-type="float" office:value="870.25">
            <text:p>870.25</text:p>
          </table:table-cell>
          <table:table-cell office:value-type="float" office:value="0.022433346597692">
            <text:p>0.0224333466</text:p>
          </table:table-cell>
          <table:table-cell office:value-type="float" office:value="0.0170022073374943">
            <text:p>0.0170022073</text:p>
          </table:table-cell>
          <table:table-cell office:value-type="float" office:value="0.0442020520113775">
            <text:p>0.044202052</text:p>
          </table:table-cell>
          <table:table-cell office:value-type="float" office:value="1.07950309296948">
            <text:p>1.079503093</text:p>
          </table:table-cell>
          <table:table-cell office:value-type="float" office:value="1.06007431278775">
            <text:p>1.0600743128</text:p>
          </table:table-cell>
          <table:table-cell office:value-type="float" office:value="1.15853667198777">
            <text:p>1.158536672</text:p>
          </table:table-cell>
          <table:table-cell office:value-type="float" office:value="31.2433651095384">
            <text:p>31.2433651095</text:p>
          </table:table-cell>
          <table:table-cell office:value-type="float" office:value="0">
            <text:p>0</text:p>
          </table:table-cell>
          <table:table-cell office:value-type="float" office:value="16.02541016978">
            <text:p>16.025410169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10030">
            <text:p>10030</text:p>
          </table:table-cell>
          <table:table-cell office:value-type="float" office:value="13696">
            <text:p>13696</text:p>
          </table:table-cell>
          <table:table-cell office:value-type="float" office:value="19602">
            <text:p>19602</text:p>
          </table:table-cell>
          <table:table-cell office:value-type="float" office:value="72">
            <text:p>72</text:p>
          </table:table-cell>
          <table:table-cell office:value-type="float" office:value="269.125">
            <text:p>269.125</text:p>
          </table:table-cell>
          <table:table-cell office:value-type="float" office:value="965.625">
            <text:p>965.625</text:p>
          </table:table-cell>
          <table:table-cell office:value-type="float" office:value="0.00717846460618146">
            <text:p>0.0071784646</text:p>
          </table:table-cell>
          <table:table-cell office:value-type="float" office:value="0.0196498977803738">
            <text:p>0.0196498978</text:p>
          </table:table-cell>
          <table:table-cell office:value-type="float" office:value="0.0492615549433731">
            <text:p>0.0492615549</text:p>
          </table:table-cell>
          <table:table-cell office:value-type="float" office:value="1.02522562561568">
            <text:p>1.0252256256</text:p>
          </table:table-cell>
          <table:table-cell office:value-type="float" office:value="1.06953143445756">
            <text:p>1.0695314345</text:p>
          </table:table-cell>
          <table:table-cell office:value-type="float" office:value="1.17717177586087">
            <text:p>1.1771717759</text:p>
          </table:table-cell>
          <table:table-cell table:number-columns-repeated="2" office:value-type="float" office:value="0">
            <text:p>0</text:p>
          </table:table-cell>
          <table:table-cell office:value-type="float" office:value="14.4145492780013">
            <text:p>14.41454927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891">
            <text:p>9891</text:p>
          </table:table-cell>
          <table:table-cell office:value-type="float" office:value="13533">
            <text:p>13533</text:p>
          </table:table-cell>
          <table:table-cell office:value-type="float" office:value="20591">
            <text:p>20591</text:p>
          </table:table-cell>
          <table:table-cell office:value-type="float" office:value="117.25">
            <text:p>117.25</text:p>
          </table:table-cell>
          <table:table-cell office:value-type="float" office:value="375">
            <text:p>375</text:p>
          </table:table-cell>
          <table:table-cell office:value-type="float" office:value="1227.625">
            <text:p>1227.625</text:p>
          </table:table-cell>
          <table:table-cell office:value-type="float" office:value="0.0118542108987969">
            <text:p>0.0118542109</text:p>
          </table:table-cell>
          <table:table-cell office:value-type="float" office:value="0.027710042119264">
            <text:p>0.0277100421</text:p>
          </table:table-cell>
          <table:table-cell office:value-type="float" office:value="0.0596194939536691">
            <text:p>0.059619494</text:p>
          </table:table-cell>
          <table:table-cell office:value-type="float" office:value="1.04176516188521">
            <text:p>1.0417651619</text:p>
          </table:table-cell>
          <table:table-cell office:value-type="float" office:value="1.09849012642856">
            <text:p>1.0984901264</text:p>
          </table:table-cell>
          <table:table-cell office:value-type="float" office:value="1.21563501759405">
            <text:p>1.2156350176</text:p>
          </table:table-cell>
          <table:table-cell office:value-type="float" office:value="0">
            <text:p>0</text:p>
          </table:table-cell>
          <table:table-cell office:value-type="float" office:value="25.3592902421223">
            <text:p>25.3592902421</text:p>
          </table:table-cell>
          <table:table-cell office:value-type="float" office:value="11.9694123333183">
            <text:p>11.969412333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9623">
            <text:p>9623</text:p>
          </table:table-cell>
          <table:table-cell office:value-type="float" office:value="14316">
            <text:p>14316</text:p>
          </table:table-cell>
          <table:table-cell office:value-type="float" office:value="22937">
            <text:p>22937</text:p>
          </table:table-cell>
          <table:table-cell office:value-type="float" office:value="139.25">
            <text:p>139.25</text:p>
          </table:table-cell>
          <table:table-cell office:value-type="float" office:value="626.75">
            <text:p>626.75</text:p>
          </table:table-cell>
          <table:table-cell office:value-type="float" office:value="1232.125">
            <text:p>1232.125</text:p>
          </table:table-cell>
          <table:table-cell office:value-type="float" office:value="0.0144705393328484">
            <text:p>0.0144705393</text:p>
          </table:table-cell>
          <table:table-cell office:value-type="float" office:value="0.0437796870634255">
            <text:p>0.0437796871</text:p>
          </table:table-cell>
          <table:table-cell office:value-type="float" office:value="0.0537177922134542">
            <text:p>0.0537177922</text:p>
          </table:table-cell>
          <table:table-cell office:value-type="float" office:value="1.05105730482179">
            <text:p>1.0510573048</text:p>
          </table:table-cell>
          <table:table-cell office:value-type="float" office:value="1.15698556028076">
            <text:p>1.1569855603</text:p>
          </table:table-cell>
          <table:table-cell office:value-type="float" office:value="1.19366805109965">
            <text:p>1.1936680511</text:p>
          </table:table-cell>
          <table:table-cell office:value-type="float" office:value="0">
            <text:p>0</text:p>
          </table:table-cell>
          <table:table-cell office:value-type="float" office:value="16.1767193641092">
            <text:p>16.1767193641</text:p>
          </table:table-cell>
          <table:table-cell office:value-type="float" office:value="13.2470447979148">
            <text:p>13.247044797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10380">
            <text:p>10380</text:p>
          </table:table-cell>
          <table:table-cell office:value-type="float" office:value="14696">
            <text:p>14696</text:p>
          </table:table-cell>
          <table:table-cell office:value-type="float" office:value="24738">
            <text:p>24738</text:p>
          </table:table-cell>
          <table:table-cell office:value-type="float" office:value="116.25">
            <text:p>116.25</text:p>
          </table:table-cell>
          <table:table-cell office:value-type="float" office:value="640.25">
            <text:p>640.25</text:p>
          </table:table-cell>
          <table:table-cell office:value-type="float" office:value="1339.125">
            <text:p>1339.125</text:p>
          </table:table-cell>
          <table:table-cell office:value-type="float" office:value="0.0111994219653179">
            <text:p>0.011199422</text:p>
          </table:table-cell>
          <table:table-cell office:value-type="float" office:value="0.0435662765378334">
            <text:p>0.0435662765</text:p>
          </table:table-cell>
          <table:table-cell office:value-type="float" office:value="0.0541323065728838">
            <text:p>0.0541323066</text:p>
          </table:table-cell>
          <table:table-cell office:value-type="float" office:value="1.03944381390123">
            <text:p>1.0394438139</text:p>
          </table:table-cell>
          <table:table-cell office:value-type="float" office:value="1.1562020879671">
            <text:p>1.156202088</text:p>
          </table:table-cell>
          <table:table-cell office:value-type="float" office:value="1.1952064739703">
            <text:p>1.195206474</text:p>
          </table:table-cell>
          <table:table-cell office:value-type="float" office:value="0">
            <text:p>0</text:p>
          </table:table-cell>
          <table:table-cell office:value-type="float" office:value="16.2542876738892">
            <text:p>16.2542876739</text:p>
          </table:table-cell>
          <table:table-cell office:value-type="float" office:value="13.1482144822594">
            <text:p>13.148214482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369">
            <text:p>369</text:p>
          </table:table-cell>
          <table:table-cell office:value-type="float" office:value="10710">
            <text:p>10710</text:p>
          </table:table-cell>
          <table:table-cell office:value-type="float" office:value="15696">
            <text:p>15696</text:p>
          </table:table-cell>
          <table:table-cell office:value-type="float" office:value="26331">
            <text:p>26331</text:p>
          </table:table-cell>
          <table:table-cell office:value-type="float" office:value="161.875">
            <text:p>161.875</text:p>
          </table:table-cell>
          <table:table-cell office:value-type="float" office:value="901.625">
            <text:p>901.625</text:p>
          </table:table-cell>
          <table:table-cell office:value-type="float" office:value="1407.25">
            <text:p>1407.25</text:p>
          </table:table-cell>
          <table:table-cell office:value-type="float" office:value="0.0151143790849673">
            <text:p>0.0151143791</text:p>
          </table:table-cell>
          <table:table-cell office:value-type="float" office:value="0.0574429791029562">
            <text:p>0.0574429791</text:p>
          </table:table-cell>
          <table:table-cell office:value-type="float" office:value="0.0534446090159888">
            <text:p>0.053444609</text:p>
          </table:table-cell>
          <table:table-cell office:value-type="float" office:value="1.05334807792943">
            <text:p>1.0533480779</text:p>
          </table:table-cell>
          <table:table-cell office:value-type="float" office:value="1.20751783072286">
            <text:p>1.2075178307</text:p>
          </table:table-cell>
          <table:table-cell office:value-type="float" office:value="1.19265453097239">
            <text:p>1.192654531</text:p>
          </table:table-cell>
          <table:table-cell office:value-type="float" office:value="0">
            <text:p>0</text:p>
          </table:table-cell>
          <table:table-cell office:value-type="float" office:value="12.4100472534373">
            <text:p>12.4100472534</text:p>
          </table:table-cell>
          <table:table-cell office:value-type="float" office:value="13.3130162402698">
            <text:p>13.313016240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10720">
            <text:p>10720</text:p>
          </table:table-cell>
          <table:table-cell office:value-type="float" office:value="16588">
            <text:p>16588</text:p>
          </table:table-cell>
          <table:table-cell office:value-type="float" office:value="27900">
            <text:p>27900</text:p>
          </table:table-cell>
          <table:table-cell office:value-type="float" office:value="162.125">
            <text:p>162.125</text:p>
          </table:table-cell>
          <table:table-cell office:value-type="float" office:value="987.25">
            <text:p>987.25</text:p>
          </table:table-cell>
          <table:table-cell office:value-type="float" office:value="1613.375">
            <text:p>1613.375</text:p>
          </table:table-cell>
          <table:table-cell office:value-type="float" office:value="0.0151236007462687">
            <text:p>0.0151236007</text:p>
          </table:table-cell>
          <table:table-cell office:value-type="float" office:value="0.0595159151193634">
            <text:p>0.0595159151</text:p>
          </table:table-cell>
          <table:table-cell office:value-type="float" office:value="0.0578270609318996">
            <text:p>0.0578270609</text:p>
          </table:table-cell>
          <table:table-cell office:value-type="float" office:value="1.05338090027902">
            <text:p>1.0533809003</text:p>
          </table:table-cell>
          <table:table-cell office:value-type="float" office:value="1.21524830545666">
            <text:p>1.2152483055</text:p>
          </table:table-cell>
          <table:table-cell office:value-type="float" office:value="1.20894889245465">
            <text:p>1.2089488925</text:p>
          </table:table-cell>
          <table:table-cell office:value-type="float" office:value="0">
            <text:p>0</text:p>
          </table:table-cell>
          <table:table-cell office:value-type="float" office:value="11.9896516683644">
            <text:p>11.9896516684</text:p>
          </table:table-cell>
          <table:table-cell office:value-type="float" office:value="12.3298804103666">
            <text:p>12.329880410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11289">
            <text:p>11289</text:p>
          </table:table-cell>
          <table:table-cell office:value-type="float" office:value="17476">
            <text:p>17476</text:p>
          </table:table-cell>
          <table:table-cell office:value-type="float" office:value="29415">
            <text:p>29415</text:p>
          </table:table-cell>
          <table:table-cell office:value-type="float" office:value="451.5">
            <text:p>451.5</text:p>
          </table:table-cell>
          <table:table-cell office:value-type="float" office:value="851">
            <text:p>851</text:p>
          </table:table-cell>
          <table:table-cell office:value-type="float" office:value="1392.375">
            <text:p>1392.375</text:p>
          </table:table-cell>
          <table:table-cell office:value-type="float" office:value="0.0399946850916822">
            <text:p>0.0399946851</text:p>
          </table:table-cell>
          <table:table-cell office:value-type="float" office:value="0.0486953536278325">
            <text:p>0.0486953536</text:p>
          </table:table-cell>
          <table:table-cell office:value-type="float" office:value="0.0473355430902601">
            <text:p>0.0473355431</text:p>
          </table:table-cell>
          <table:table-cell office:value-type="float" office:value="1.14311656449863">
            <text:p>1.1431165645</text:p>
          </table:table-cell>
          <table:table-cell office:value-type="float" office:value="1.1750813631287">
            <text:p>1.1750813631</text:p>
          </table:table-cell>
          <table:table-cell office:value-type="float" office:value="1.17006608194962">
            <text:p>1.1700660819</text:p>
          </table:table-cell>
          <table:table-cell office:value-type="float" office:value="17.6752907948545">
            <text:p>17.6752907949</text:p>
          </table:table-cell>
          <table:table-cell office:value-type="float" office:value="14.5781870055275">
            <text:p>14.5781870055</text:p>
          </table:table-cell>
          <table:table-cell office:value-type="float" office:value="14.9871731153516">
            <text:p>14.987173115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11205">
            <text:p>11205</text:p>
          </table:table-cell>
          <table:table-cell office:value-type="float" office:value="18240">
            <text:p>18240</text:p>
          </table:table-cell>
          <table:table-cell office:value-type="float" office:value="30504">
            <text:p>30504</text:p>
          </table:table-cell>
          <table:table-cell office:value-type="float" office:value="413.5">
            <text:p>413.5</text:p>
          </table:table-cell>
          <table:table-cell office:value-type="float" office:value="602.25">
            <text:p>602.25</text:p>
          </table:table-cell>
          <table:table-cell office:value-type="float" office:value="858.625">
            <text:p>858.625</text:p>
          </table:table-cell>
          <table:table-cell office:value-type="float" office:value="0.0369031682284694">
            <text:p>0.0369031682</text:p>
          </table:table-cell>
          <table:table-cell office:value-type="float" office:value="0.0330180921052632">
            <text:p>0.0330180921</text:p>
          </table:table-cell>
          <table:table-cell office:value-type="float" office:value="0.0281479478101233">
            <text:p>0.0281479478</text:p>
          </table:table-cell>
          <table:table-cell office:value-type="float" office:value="1.13183030269723">
            <text:p>1.1318303027</text:p>
          </table:table-cell>
          <table:table-cell office:value-type="float" office:value="1.11770010340471">
            <text:p>1.1177001034</text:p>
          </table:table-cell>
          <table:table-cell office:value-type="float" office:value="1.10007073898864">
            <text:p>1.100070739</text:p>
          </table:table-cell>
          <table:table-cell office:value-type="float" office:value="19.1273441595484">
            <text:p>19.1273441595</text:p>
          </table:table-cell>
          <table:table-cell office:value-type="float" office:value="21.3376479569989">
            <text:p>21.337647957</text:p>
          </table:table-cell>
          <table:table-cell office:value-type="float" office:value="24.9701110728173">
            <text:p>24.970111072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948">
            <text:p>10948</text:p>
          </table:table-cell>
          <table:table-cell office:value-type="float" office:value="19180">
            <text:p>19180</text:p>
          </table:table-cell>
          <table:table-cell office:value-type="float" office:value="32134">
            <text:p>32134</text:p>
          </table:table-cell>
          <table:table-cell office:value-type="float" office:value="456.125">
            <text:p>456.125</text:p>
          </table:table-cell>
          <table:table-cell office:value-type="float" office:value="847.25">
            <text:p>847.25</text:p>
          </table:table-cell>
          <table:table-cell office:value-type="float" office:value="593.75">
            <text:p>593.75</text:p>
          </table:table-cell>
          <table:table-cell office:value-type="float" office:value="0.0416628607964925">
            <text:p>0.0416628608</text:p>
          </table:table-cell>
          <table:table-cell office:value-type="float" office:value="0.0441736183524505">
            <text:p>0.0441736184</text:p>
          </table:table-cell>
          <table:table-cell office:value-type="float" office:value="0.0184773137486774">
            <text:p>0.0184773137</text:p>
          </table:table-cell>
          <table:table-cell office:value-type="float" office:value="1.14922216896843">
            <text:p>1.149222169</text:p>
          </table:table-cell>
          <table:table-cell office:value-type="float" office:value="1.15843222900794">
            <text:p>1.158432229</text:p>
          </table:table-cell>
          <table:table-cell office:value-type="float" office:value="1.06533976392217">
            <text:p>1.0653397639</text:p>
          </table:table-cell>
          <table:table-cell office:value-type="float" office:value="16.9812678724017">
            <text:p>16.9812678724</text:p>
          </table:table-cell>
          <table:table-cell office:value-type="float" office:value="16.0355054985815">
            <text:p>16.0355054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430">
            <text:p>11430</text:p>
          </table:table-cell>
          <table:table-cell office:value-type="float" office:value="20152">
            <text:p>20152</text:p>
          </table:table-cell>
          <table:table-cell office:value-type="float" office:value="34111">
            <text:p>34111</text:p>
          </table:table-cell>
          <table:table-cell office:value-type="float" office:value="592.5">
            <text:p>592.5</text:p>
          </table:table-cell>
          <table:table-cell office:value-type="float" office:value="221.625">
            <text:p>221.625</text:p>
          </table:table-cell>
          <table:table-cell office:value-type="float" office:value="257.25">
            <text:p>257.25</text:p>
          </table:table-cell>
          <table:table-cell office:value-type="float" office:value="0.0518372703412074">
            <text:p>0.0518372703</text:p>
          </table:table-cell>
          <table:table-cell office:value-type="float" office:value="0.0109976677252878">
            <text:p>0.0109976677</text:p>
          </table:table-cell>
          <table:table-cell office:value-type="float" office:value="0.0075415555099528">
            <text:p>0.0075415555</text:p>
          </table:table-cell>
          <table:table-cell office:value-type="float" office:value="1.18669716728322">
            <text:p>1.1866971673</text:p>
          </table:table-cell>
          <table:table-cell office:value-type="float" office:value="1.03872889648148">
            <text:p>1.0387288965</text:p>
          </table:table-cell>
          <table:table-cell office:value-type="float" office:value="1.02650691940147">
            <text:p>1.0265069194</text:p>
          </table:table-cell>
          <table:table-cell office:value-type="float" office:value="13.7152532754853">
            <text:p>13.71525327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844">
            <text:p>12844</text:p>
          </table:table-cell>
          <table:table-cell office:value-type="float" office:value="21583">
            <text:p>21583</text:p>
          </table:table-cell>
          <table:table-cell office:value-type="float" office:value="34479">
            <text:p>34479</text:p>
          </table:table-cell>
          <table:table-cell office:value-type="float" office:value="589.5">
            <text:p>589.5</text:p>
          </table:table-cell>
          <table:table-cell office:value-type="float" office:value="905.25">
            <text:p>905.25</text:p>
          </table:table-cell>
          <table:table-cell office:value-type="float" office:value="-182.125">
            <text:p>-182.125</text:p>
          </table:table-cell>
          <table:table-cell office:value-type="float" office:value="0.0458969168483339">
            <text:p>0.0458969168</text:p>
          </table:table-cell>
          <table:table-cell office:value-type="float" office:value="0.0419427327062966">
            <text:p>0.0419427327</text:p>
          </table:table-cell>
          <table:table-cell office:value-type="float" office:value="-0.00528220075988283">
            <text:p>-0.0052822008</text:p>
          </table:table-cell>
          <table:table-cell office:value-type="float" office:value="1.16476800184249">
            <text:p>1.1647680018</text:p>
          </table:table-cell>
          <table:table-cell office:value-type="float" office:value="1.15024758241271">
            <text:p>1.1502475824</text:p>
          </table:table-cell>
          <table:table-cell office:value-type="float" office:value="0.981566984564351">
            <text:p>0.9815669846</text:p>
          </table:table-cell>
          <table:table-cell office:value-type="float" office:value="15.4462418052125">
            <text:p>15.4462418052</text:p>
          </table:table-cell>
          <table:table-cell office:value-type="float" office:value="16.870238046831">
            <text:p>16.8702380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454">
            <text:p>13454</text:p>
          </table:table-cell>
          <table:table-cell office:value-type="float" office:value="22080">
            <text:p>22080</text:p>
          </table:table-cell>
          <table:table-cell office:value-type="float" office:value="32795">
            <text:p>32795</text:p>
          </table:table-cell>
          <table:table-cell office:value-type="float" office:value="679.5">
            <text:p>679.5</text:p>
          </table:table-cell>
          <table:table-cell office:value-type="float" office:value="655.5">
            <text:p>655.5</text:p>
          </table:table-cell>
          <table:table-cell office:value-type="float" office:value="-159.875">
            <text:p>-159.875</text:p>
          </table:table-cell>
          <table:table-cell office:value-type="float" office:value="0.0505054258956444">
            <text:p>0.0505054259</text:p>
          </table:table-cell>
          <table:table-cell office:value-type="float" office:value="0.0296875">
            <text:p>0.0296875</text:p>
          </table:table-cell>
          <table:table-cell office:value-type="float" office:value="-0.0048749809422168">
            <text:p>-0.0048749809</text:p>
          </table:table-cell>
          <table:table-cell office:value-type="float" office:value="1.18176855480276">
            <text:p>1.1817685548</text:p>
          </table:table-cell>
          <table:table-cell office:value-type="float" office:value="1.10563369140625">
            <text:p>1.1056336914</text:p>
          </table:table-cell>
          <table:table-cell office:value-type="float" office:value="0.982984146963048">
            <text:p>0.982984147</text:p>
          </table:table-cell>
          <table:table-cell office:value-type="float" office:value="14.0679398440661">
            <text:p>14.0679398441</text:p>
          </table:table-cell>
          <table:table-cell office:value-type="float" office:value="23.6929993143365">
            <text:p>23.6929993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482">
            <text:p>14482</text:p>
          </table:table-cell>
          <table:table-cell office:value-type="float" office:value="22370">
            <text:p>22370</text:p>
          </table:table-cell>
          <table:table-cell office:value-type="float" office:value="31578">
            <text:p>31578</text:p>
          </table:table-cell>
          <table:table-cell office:value-type="float" office:value="794.25">
            <text:p>794.25</text:p>
          </table:table-cell>
          <table:table-cell office:value-type="float" office:value="-88.75">
            <text:p>-88.75</text:p>
          </table:table-cell>
          <table:table-cell office:value-type="float" office:value="519.125">
            <text:p>519.125</text:p>
          </table:table-cell>
          <table:table-cell office:value-type="float" office:value="0.0548439442066013">
            <text:p>0.0548439442</text:p>
          </table:table-cell>
          <table:table-cell office:value-type="float" office:value="-0.00396736700938757">
            <text:p>-0.003967367</text:p>
          </table:table-cell>
          <table:table-cell office:value-type="float" office:value="0.0164394515168788">
            <text:p>0.0164394515</text:p>
          </table:table-cell>
          <table:table-cell office:value-type="float" office:value="1.19784920682673">
            <text:p>1.1978492068</text:p>
          </table:table-cell>
          <table:table-cell office:value-type="float" office:value="0.986145065869078">
            <text:p>0.9861450659</text:p>
          </table:table-cell>
          <table:table-cell office:value-type="float" office:value="1.05806778121878">
            <text:p>1.0580677812</text:p>
          </table:table-cell>
          <table:table-cell office:value-type="float" office:value="12.9820259615286">
            <text:p>12.98202596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1678">
            <text:p>21678</text:p>
          </table:table-cell>
          <table:table-cell office:value-type="float" office:value="33743">
            <text:p>33743</text:p>
          </table:table-cell>
          <table:table-cell office:value-type="float" office:value="854.375">
            <text:p>854.375</text:p>
          </table:table-cell>
          <table:table-cell office:value-type="float" office:value="-104.5">
            <text:p>-104.5</text:p>
          </table:table-cell>
          <table:table-cell office:value-type="float" office:value="158.875">
            <text:p>158.875</text:p>
          </table:table-cell>
          <table:table-cell office:value-type="float" office:value="0.0552635834411384">
            <text:p>0.0552635834</text:p>
          </table:table-cell>
          <table:table-cell office:value-type="float" office:value="-0.00482055540178983">
            <text:p>-0.0048205554</text:p>
          </table:table-cell>
          <table:table-cell office:value-type="float" office:value="0.00470838396111786">
            <text:p>0.004708384</text:p>
          </table:table-cell>
          <table:table-cell office:value-type="float" office:value="1.19940850680731">
            <text:p>1.1994085068</text:p>
          </table:table-cell>
          <table:table-cell office:value-type="float" office:value="0.983173602092324">
            <text:p>0.9831736021</text:p>
          </table:table-cell>
          <table:table-cell office:value-type="float" office:value="1.01652279486778">
            <text:p>1.0165227949</text:p>
          </table:table-cell>
          <table:table-cell office:value-type="float" office:value="12.8860333594425">
            <text:p>12.8860333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5650">
            <text:p>15650</text:p>
          </table:table-cell>
          <table:table-cell office:value-type="float" office:value="21116">
            <text:p>21116</text:p>
          </table:table-cell>
          <table:table-cell office:value-type="float" office:value="33082">
            <text:p>33082</text:p>
          </table:table-cell>
          <table:table-cell office:value-type="float" office:value="688.75">
            <text:p>688.75</text:p>
          </table:table-cell>
          <table:table-cell office:value-type="float" office:value="846">
            <text:p>846</text:p>
          </table:table-cell>
          <table:table-cell office:value-type="float" office:value="-80.5">
            <text:p>-80.5</text:p>
          </table:table-cell>
          <table:table-cell office:value-type="float" office:value="0.0440095846645367">
            <text:p>0.0440095847</text:p>
          </table:table-cell>
          <table:table-cell office:value-type="float" office:value="0.0400644061375261">
            <text:p>0.0400644061</text:p>
          </table:table-cell>
          <table:table-cell office:value-type="float" office:value="-0.0024333474396953">
            <text:p>-0.0024333474</text:p>
          </table:table-cell>
          <table:table-cell office:value-type="float" office:value="1.15782975966887">
            <text:p>1.1578297597</text:p>
          </table:table-cell>
          <table:table-cell office:value-type="float" office:value="1.14337152849408">
            <text:p>1.1433715285</text:p>
          </table:table-cell>
          <table:table-cell office:value-type="float" office:value="0.9914948894734">
            <text:p>0.9914948895</text:p>
          </table:table-cell>
          <table:table-cell office:value-type="float" office:value="16.0940000804341">
            <text:p>16.0940000804</text:p>
          </table:table-cell>
          <table:table-cell office:value-type="float" office:value="17.6451271294702">
            <text:p>17.6451271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1542">
            <text:p>21542</text:p>
          </table:table-cell>
          <table:table-cell office:value-type="float" office:value="31343">
            <text:p>31343</text:p>
          </table:table-cell>
          <table:table-cell office:value-type="float" office:value="-96.875">
            <text:p>-96.875</text:p>
          </table:table-cell>
          <table:table-cell office:value-type="float" office:value="-97.625">
            <text:p>-97.625</text:p>
          </table:table-cell>
          <table:table-cell office:value-type="float" office:value="-193.875">
            <text:p>-193.875</text:p>
          </table:table-cell>
          <table:table-cell office:value-type="float" office:value="-0.00591422466422466">
            <text:p>-0.0059142247</text:p>
          </table:table-cell>
          <table:table-cell office:value-type="float" office:value="-0.00453184476835948">
            <text:p>-0.0045318448</text:p>
          </table:table-cell>
          <table:table-cell office:value-type="float" office:value="-0.00618559167916281">
            <text:p>-0.0061855917</text:p>
          </table:table-cell>
          <table:table-cell office:value-type="float" office:value="0.979368770659836">
            <text:p>0.9793687707</text:p>
          </table:table-cell>
          <table:table-cell office:value-type="float" office:value="0.984178797040071">
            <text:p>0.984178797</text:p>
          </table:table-cell>
          <table:table-cell office:value-type="float" office:value="0.978425421749996">
            <text:p>0.97842542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359">
            <text:p>22359</text:p>
          </table:table-cell>
          <table:table-cell office:value-type="float" office:value="31360">
            <text:p>31360</text:p>
          </table:table-cell>
          <table:table-cell office:value-type="float" office:value="-82.5">
            <text:p>-82.5</text:p>
          </table:table-cell>
          <table:table-cell office:value-type="float" office:value="-85.75">
            <text:p>-85.75</text:p>
          </table:table-cell>
          <table:table-cell office:value-type="float" office:value="-81">
            <text:p>-81</text:p>
          </table:table-cell>
          <table:table-cell office:value-type="float" office:value="-0.00489556135770235">
            <text:p>-0.0048955614</text:p>
          </table:table-cell>
          <table:table-cell office:value-type="float" office:value="-0.0038351446844671">
            <text:p>-0.0038351447</text:p>
          </table:table-cell>
          <table:table-cell office:value-type="float" office:value="-0.00258290816326531">
            <text:p>-0.0025829082</text:p>
          </table:table-cell>
          <table:table-cell office:value-type="float" office:value="0.982912509629216">
            <text:p>0.9829125096</text:p>
          </table:table-cell>
          <table:table-cell office:value-type="float" office:value="0.986605821940477">
            <text:p>0.9866058219</text:p>
          </table:table-cell>
          <table:table-cell office:value-type="float" office:value="0.990972897401148">
            <text:p>0.99097289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459">
            <text:p>23459</text:p>
          </table:table-cell>
          <table:table-cell office:value-type="float" office:value="32668">
            <text:p>32668</text:p>
          </table:table-cell>
          <table:table-cell office:value-type="float" office:value="-69.125">
            <text:p>-69.125</text:p>
          </table:table-cell>
          <table:table-cell office:value-type="float" office:value="109.5">
            <text:p>109.5</text:p>
          </table:table-cell>
          <table:table-cell office:value-type="float" office:value="-47.625">
            <text:p>-47.625</text:p>
          </table:table-cell>
          <table:table-cell office:value-type="float" office:value="-0.00429748212620454">
            <text:p>-0.0042974821</text:p>
          </table:table-cell>
          <table:table-cell office:value-type="float" office:value="0.00466771814655356">
            <text:p>0.0046677181</text:p>
          </table:table-cell>
          <table:table-cell office:value-type="float" office:value="-0.0014578486592384">
            <text:p>-0.0014578487</text:p>
          </table:table-cell>
          <table:table-cell office:value-type="float" office:value="0.984995010529429">
            <text:p>0.9849950105</text:p>
          </table:table-cell>
          <table:table-cell office:value-type="float" office:value="1.01637971719462">
            <text:p>1.0163797172</text:p>
          </table:table-cell>
          <table:table-cell office:value-type="float" office:value="0.994901695325184">
            <text:p>0.99490169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584">
            <text:p>23584</text:p>
          </table:table-cell>
          <table:table-cell office:value-type="float" office:value="33082">
            <text:p>33082</text:p>
          </table:table-cell>
          <table:table-cell office:value-type="float" office:value="-38.25">
            <text:p>-38.25</text:p>
          </table:table-cell>
          <table:table-cell office:value-type="float" office:value="-53.125">
            <text:p>-53.125</text:p>
          </table:table-cell>
          <table:table-cell office:value-type="float" office:value="170.875">
            <text:p>170.875</text:p>
          </table:table-cell>
          <table:table-cell office:value-type="float" office:value="-0.00241782553729456">
            <text:p>-0.0024178255</text:p>
          </table:table-cell>
          <table:table-cell office:value-type="float" office:value="-0.00225258649932157">
            <text:p>-0.0022525865</text:p>
          </table:table-cell>
          <table:table-cell office:value-type="float" office:value="0.00516519557463273">
            <text:p>0.0051651956</text:p>
          </table:table-cell>
          <table:table-cell office:value-type="float" office:value="0.991549068544913">
            <text:p>0.9915490685</text:p>
          </table:table-cell>
          <table:table-cell office:value-type="float" office:value="0.992125892578411">
            <text:p>0.9921258926</text:p>
          </table:table-cell>
          <table:table-cell office:value-type="float" office:value="1.01813047583205">
            <text:p>1.0181304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225">
            <text:p>22225</text:p>
          </table:table-cell>
          <table:table-cell office:value-type="float" office:value="31421">
            <text:p>31421</text:p>
          </table:table-cell>
          <table:table-cell office:value-type="float" office:value="-118">
            <text:p>-118</text:p>
          </table:table-cell>
          <table:table-cell office:value-type="float" office:value="-129.125">
            <text:p>-129.125</text:p>
          </table:table-cell>
          <table:table-cell office:value-type="float" office:value="-215">
            <text:p>-215</text:p>
          </table:table-cell>
          <table:table-cell office:value-type="float" office:value="-0.00728619944427292">
            <text:p>-0.0072861994</text:p>
          </table:table-cell>
          <table:table-cell office:value-type="float" office:value="-0.00580989876265467">
            <text:p>-0.0058098988</text:p>
          </table:table-cell>
          <table:table-cell office:value-type="float" office:value="-0.00684255752522199">
            <text:p>-0.0068425575</text:p>
          </table:table-cell>
          <table:table-cell office:value-type="float" office:value="0.974602355801634">
            <text:p>0.9746023558</text:p>
          </table:table-cell>
          <table:table-cell office:value-type="float" office:value="0.979731513981028">
            <text:p>0.979731514</text:p>
          </table:table-cell>
          <table:table-cell office:value-type="float" office:value="0.976142817024956">
            <text:p>0.9761428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742">
            <text:p>21742</text:p>
          </table:table-cell>
          <table:table-cell office:value-type="float" office:value="30259">
            <text:p>30259</text:p>
          </table:table-cell>
          <table:table-cell office:value-type="float" office:value="-94">
            <text:p>-94</text:p>
          </table:table-cell>
          <table:table-cell office:value-type="float" office:value="257.75">
            <text:p>257.75</text:p>
          </table:table-cell>
          <table:table-cell office:value-type="float" office:value="-114.75">
            <text:p>-114.75</text:p>
          </table:table-cell>
          <table:table-cell office:value-type="float" office:value="-0.00574221136224801">
            <text:p>-0.0057422114</text:p>
          </table:table-cell>
          <table:table-cell office:value-type="float" office:value="0.0118549351485604">
            <text:p>0.0118549351</text:p>
          </table:table-cell>
          <table:table-cell office:value-type="float" office:value="-0.00379226015400377">
            <text:p>-0.0037922602</text:p>
          </table:table-cell>
          <table:table-cell office:value-type="float" office:value="0.979966887295136">
            <text:p>0.9799668873</text:p>
          </table:table-cell>
          <table:table-cell office:value-type="float" office:value="1.04176773041522">
            <text:p>1.0417677304</text:p>
          </table:table-cell>
          <table:table-cell office:value-type="float" office:value="0.986755276685655">
            <text:p>0.9867552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623">
            <text:p>21623</text:p>
          </table:table-cell>
          <table:table-cell office:value-type="float" office:value="31976">
            <text:p>31976</text:p>
          </table:table-cell>
          <table:table-cell office:value-type="float" office:value="-66.875">
            <text:p>-66.875</text:p>
          </table:table-cell>
          <table:table-cell office:value-type="float" office:value="252.5">
            <text:p>252.5</text:p>
          </table:table-cell>
          <table:table-cell office:value-type="float" office:value="1.625">
            <text:p>1.625</text:p>
          </table:table-cell>
          <table:table-cell office:value-type="float" office:value="-0.00419042546525472">
            <text:p>-0.0041904255</text:p>
          </table:table-cell>
          <table:table-cell office:value-type="float" office:value="0.0116773805669889">
            <text:p>0.0116773806</text:p>
          </table:table-cell>
          <table:table-cell table:style-name="ce17" office:value-type="float" office:value="0.0000508193645233925">
            <text:p>5.08E-005</text:p>
          </table:table-cell>
          <table:table-cell office:value-type="float" office:value="0.985367927816145">
            <text:p>0.9853679278</text:p>
          </table:table-cell>
          <table:table-cell office:value-type="float" office:value="1.0411380999696">
            <text:p>1.0411381</text:p>
          </table:table-cell>
          <table:table-cell office:value-type="float" office:value="1.00017787283774">
            <text:p>1.00017787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720">
            <text:p>21720</text:p>
          </table:table-cell>
          <table:table-cell office:value-type="float" office:value="32488">
            <text:p>32488</text:p>
          </table:table-cell>
          <table:table-cell office:value-type="float" office:value="-103.75">
            <text:p>-103.75</text:p>
          </table:table-cell>
          <table:table-cell office:value-type="float" office:value="359.375">
            <text:p>359.375</text:p>
          </table:table-cell>
          <table:table-cell office:value-type="float" office:value="173.75">
            <text:p>173.75</text:p>
          </table:table-cell>
          <table:table-cell office:value-type="float" office:value="-0.00671173502393583">
            <text:p>-0.006711735</text:p>
          </table:table-cell>
          <table:table-cell office:value-type="float" office:value="0.0165458103130755">
            <text:p>0.0165458103</text:p>
          </table:table-cell>
          <table:table-cell office:value-type="float" office:value="0.00534812853976853">
            <text:p>0.0053481285</text:p>
          </table:table-cell>
          <table:table-cell office:value-type="float" office:value="0.976597220294806">
            <text:p>0.9765972203</text:p>
          </table:table-cell>
          <table:table-cell office:value-type="float" office:value="1.05844691322004">
            <text:p>1.0584469132</text:p>
          </table:table-cell>
          <table:table-cell office:value-type="float" office:value="1.01877451074779">
            <text:p>1.0187745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862">
            <text:p>21862</text:p>
          </table:table-cell>
          <table:table-cell office:value-type="float" office:value="31243">
            <text:p>31243</text:p>
          </table:table-cell>
          <table:table-cell office:value-type="float" office:value="-160">
            <text:p>-160</text:p>
          </table:table-cell>
          <table:table-cell office:value-type="float" office:value="395.5">
            <text:p>395.5</text:p>
          </table:table-cell>
          <table:table-cell office:value-type="float" office:value="549.875">
            <text:p>549.875</text:p>
          </table:table-cell>
          <table:table-cell office:value-type="float" office:value="-0.0102079877504147">
            <text:p>-0.0102079878</text:p>
          </table:table-cell>
          <table:table-cell office:value-type="float" office:value="0.0180907510749245">
            <text:p>0.0180907511</text:p>
          </table:table-cell>
          <table:table-cell office:value-type="float" office:value="0.0175999423870947">
            <text:p>0.0175999424</text:p>
          </table:table-cell>
          <table:table-cell office:value-type="float" office:value="0.964476280780817">
            <text:p>0.9644762808</text:p>
          </table:table-cell>
          <table:table-cell office:value-type="float" office:value="1.06395908830017">
            <text:p>1.0639590883</text:p>
          </table:table-cell>
          <table:table-cell office:value-type="float" office:value="1.06220692398001">
            <text:p>1.0622069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816">
            <text:p>21816</text:p>
          </table:table-cell>
          <table:table-cell office:value-type="float" office:value="34478">
            <text:p>34478</text:p>
          </table:table-cell>
          <table:table-cell office:value-type="float" office:value="199.75">
            <text:p>199.75</text:p>
          </table:table-cell>
          <table:table-cell office:value-type="float" office:value="-112.875">
            <text:p>-112.875</text:p>
          </table:table-cell>
          <table:table-cell office:value-type="float" office:value="332.875">
            <text:p>332.875</text:p>
          </table:table-cell>
          <table:table-cell office:value-type="float" office:value="0.0123760842627014">
            <text:p>0.0123760843</text:p>
          </table:table-cell>
          <table:table-cell office:value-type="float" office:value="-0.00517395489548955">
            <text:p>-0.0051739549</text:p>
          </table:table-cell>
          <table:table-cell office:value-type="float" office:value="0.00965470734961425">
            <text:p>0.0096547073</text:p>
          </table:table-cell>
          <table:table-cell office:value-type="float" office:value="1.04361650314434">
            <text:p>1.0436165031</text:p>
          </table:table-cell>
          <table:table-cell office:value-type="float" office:value="0.981943626691937">
            <text:p>0.9819436267</text:p>
          </table:table-cell>
          <table:table-cell office:value-type="float" office:value="1.0339741739367">
            <text:p>1.03397417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854">
            <text:p>22854</text:p>
          </table:table-cell>
          <table:table-cell office:value-type="float" office:value="36297">
            <text:p>36297</text:p>
          </table:table-cell>
          <table:table-cell office:value-type="float" office:value="167.375">
            <text:p>167.375</text:p>
          </table:table-cell>
          <table:table-cell office:value-type="float" office:value="-16.125">
            <text:p>-16.125</text:p>
          </table:table-cell>
          <table:table-cell office:value-type="float" office:value="-33">
            <text:p>-33</text:p>
          </table:table-cell>
          <table:table-cell office:value-type="float" office:value="0.0103445611866502">
            <text:p>0.0103445612</text:p>
          </table:table-cell>
          <table:table-cell office:value-type="float" office:value="-0.000705565765292728">
            <text:p>-0.0007055658</text:p>
          </table:table-cell>
          <table:table-cell office:value-type="float" office:value="-0.000909166046780726">
            <text:p>-0.000909166</text:p>
          </table:table-cell>
          <table:table-cell office:value-type="float" office:value="1.03641570364772">
            <text:p>1.0364157036</text:p>
          </table:table-cell>
          <table:table-cell office:value-type="float" office:value="0.997531495554652">
            <text:p>0.9975314956</text:p>
          </table:table-cell>
          <table:table-cell office:value-type="float" office:value="0.996819538938753">
            <text:p>0.99681953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150">
            <text:p>23150</text:p>
          </table:table-cell>
          <table:table-cell office:value-type="float" office:value="37310">
            <text:p>37310</text:p>
          </table:table-cell>
          <table:table-cell office:value-type="float" office:value="210.25">
            <text:p>210.25</text:p>
          </table:table-cell>
          <table:table-cell office:value-type="float" office:value="62.625">
            <text:p>62.625</text:p>
          </table:table-cell>
          <table:table-cell office:value-type="float" office:value="-343">
            <text:p>-343</text:p>
          </table:table-cell>
          <table:table-cell office:value-type="float" office:value="0.0128758650254149">
            <text:p>0.012875865</text:p>
          </table:table-cell>
          <table:table-cell office:value-type="float" office:value="0.00270518358531318">
            <text:p>0.0027051836</text:p>
          </table:table-cell>
          <table:table-cell office:value-type="float" office:value="-0.00919324577861163">
            <text:p>-0.0091932458</text:p>
          </table:table-cell>
          <table:table-cell office:value-type="float" office:value="1.04539047187325">
            <text:p>1.0453904719</text:p>
          </table:table-cell>
          <table:table-cell office:value-type="float" office:value="1.00948248586433">
            <text:p>1.0094824859</text:p>
          </table:table-cell>
          <table:table-cell office:value-type="float" office:value="0.967989290680033">
            <text:p>0.9679892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6372">
            <text:p>16372</text:p>
          </table:table-cell>
          <table:table-cell office:value-type="float" office:value="22040">
            <text:p>22040</text:p>
          </table:table-cell>
          <table:table-cell office:value-type="float" office:value="35528">
            <text:p>35528</text:p>
          </table:table-cell>
          <table:table-cell office:value-type="float" office:value="111">
            <text:p>111</text:p>
          </table:table-cell>
          <table:table-cell office:value-type="float" office:value="352.125">
            <text:p>352.125</text:p>
          </table:table-cell>
          <table:table-cell office:value-type="float" office:value="-931.25">
            <text:p>-931.25</text:p>
          </table:table-cell>
          <table:table-cell office:value-type="float" office:value="0.0067798680674322">
            <text:p>0.0067798681</text:p>
          </table:table-cell>
          <table:table-cell office:value-type="float" office:value="0.0159766333938294">
            <text:p>0.0159766334</text:p>
          </table:table-cell>
          <table:table-cell office:value-type="float" office:value="-0.0262117203332583">
            <text:p>-0.0262117203</text:p>
          </table:table-cell>
          <table:table-cell office:value-type="float" office:value="1.0238196327936">
            <text:p>1.0238196328</text:p>
          </table:table-cell>
          <table:table-cell office:value-type="float" office:value="1.05641851239502">
            <text:p>1.0564185124</text:p>
          </table:table-cell>
          <table:table-cell office:value-type="float" office:value="0.909605605227941">
            <text:p>0.9096056052</text:p>
          </table:table-cell>
          <table:table-cell table:number-columns-repeated="2" office:value-type="float" office:value="0">
            <text:p>0</text:p>
          </table:table-cell>
          <table:table-cell office:value-type="float" office:value="-26.0960618804569">
            <text:p>-26.096061880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235">
            <text:p>23235</text:p>
          </table:table-cell>
          <table:table-cell office:value-type="float" office:value="33627">
            <text:p>33627</text:p>
          </table:table-cell>
          <table:table-cell office:value-type="float" office:value="197.75">
            <text:p>197.75</text:p>
          </table:table-cell>
          <table:table-cell office:value-type="float" office:value="245.5">
            <text:p>245.5</text:p>
          </table:table-cell>
          <table:table-cell office:value-type="float" office:value="326.625">
            <text:p>326.625</text:p>
          </table:table-cell>
          <table:table-cell office:value-type="float" office:value="0.0126043724902798">
            <text:p>0.0126043725</text:p>
          </table:table-cell>
          <table:table-cell office:value-type="float" office:value="0.0105659565310953">
            <text:p>0.0105659565</text:p>
          </table:table-cell>
          <table:table-cell office:value-type="float" office:value="0.00971317691141047">
            <text:p>0.0097131769</text:p>
          </table:table-cell>
          <table:table-cell office:value-type="float" office:value="1.04442668931949">
            <text:p>1.0444266893</text:p>
          </table:table-cell>
          <table:table-cell office:value-type="float" office:value="1.03719966115617">
            <text:p>1.0371996612</text:p>
          </table:table-cell>
          <table:table-cell office:value-type="float" office:value="1.03418103696913">
            <text:p>1.0341810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335">
            <text:p>21335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-1152">
            <text:p>-1152</text:p>
          </table:table-cell>
          <table:table-cell office:value-type="float" office:value="-34.875">
            <text:p>-34.875</text:p>
          </table:table-cell>
          <table:table-cell office:value-type="float" office:value="0.00884173297966401">
            <text:p>0.008841733</text:p>
          </table:table-cell>
          <table:table-cell office:value-type="float" office:value="-0.0539957815795641">
            <text:p>-0.0539957816</text:p>
          </table:table-cell>
          <table:table-cell office:value-type="float" office:value="-0.00100097586177205">
            <text:p>-0.0010009759</text:p>
          </table:table-cell>
          <table:table-cell office:value-type="float" office:value="1.03109929086331">
            <text:p>1.0310992909</text:p>
          </table:table-cell>
          <table:table-cell office:value-type="float" office:value="0.816729231551166">
            <text:p>0.8167292316</text:p>
          </table:table-cell>
          <table:table-cell office:value-type="float" office:value="0.996498548311043">
            <text:p>0.9964985483</text:p>
          </table:table-cell>
          <table:table-cell office:value-type="float" office:value="0">
            <text:p>0</text:p>
          </table:table-cell>
          <table:table-cell office:value-type="float" office:value="-12.4872820084287">
            <text:p>-12.4872820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1021">
            <text:p>21021</text:p>
          </table:table-cell>
          <table:table-cell office:value-type="float" office:value="36208">
            <text:p>36208</text:p>
          </table:table-cell>
          <table:table-cell office:value-type="float" office:value="-864.625">
            <text:p>-864.625</text:p>
          </table:table-cell>
          <table:table-cell office:value-type="float" office:value="-201.75">
            <text:p>-201.75</text:p>
          </table:table-cell>
          <table:table-cell office:value-type="float" office:value="-389.875">
            <text:p>-389.875</text:p>
          </table:table-cell>
          <table:table-cell office:value-type="float" office:value="-0.0580480026854649">
            <text:p>-0.0580480027</text:p>
          </table:table-cell>
          <table:table-cell office:value-type="float" office:value="-0.00959754531183103">
            <text:p>-0.0095975453</text:p>
          </table:table-cell>
          <table:table-cell office:value-type="float" office:value="-0.0107676480335837">
            <text:p>-0.010767648</text:p>
          </table:table-cell>
          <table:table-cell office:value-type="float" office:value="0.803436349007785">
            <text:p>0.803436349</text:p>
          </table:table-cell>
          <table:table-cell office:value-type="float" office:value="0.966589132645576">
            <text:p>0.9665891326</text:p>
          </table:table-cell>
          <table:table-cell office:value-type="float" office:value="0.96254047868104">
            <text:p>0.9625404787</text:p>
          </table:table-cell>
          <table:table-cell office:value-type="float" office:value="-11.5909031319142">
            <text:p>-11.5909031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3326">
            <text:p>13326</text:p>
          </table:table-cell>
          <table:table-cell office:value-type="float" office:value="21200">
            <text:p>21200</text:p>
          </table:table-cell>
          <table:table-cell office:value-type="float" office:value="34562">
            <text:p>34562</text:p>
          </table:table-cell>
          <table:table-cell office:value-type="float" office:value="-993.875">
            <text:p>-993.875</text:p>
          </table:table-cell>
          <table:table-cell office:value-type="float" office:value="388.375">
            <text:p>388.375</text:p>
          </table:table-cell>
          <table:table-cell office:value-type="float" office:value="-988.125">
            <text:p>-988.125</text:p>
          </table:table-cell>
          <table:table-cell office:value-type="float" office:value="-0.0745816449046976">
            <text:p>-0.0745816449</text:p>
          </table:table-cell>
          <table:table-cell office:value-type="float" office:value="0.0183195754716981">
            <text:p>0.0183195755</text:p>
          </table:table-cell>
          <table:table-cell office:value-type="float" office:value="-0.0285899253515422">
            <text:p>-0.0285899254</text:p>
          </table:table-cell>
          <table:table-cell office:value-type="float" office:value="0.749866589476672">
            <text:p>0.7498665895</text:p>
          </table:table-cell>
          <table:table-cell office:value-type="float" office:value="1.06477630356805">
            <text:p>1.0647763036</text:p>
          </table:table-cell>
          <table:table-cell office:value-type="float" office:value="0.901537333579552">
            <text:p>0.9015373336</text:p>
          </table:table-cell>
          <table:table-cell office:value-type="float" office:value="-8.94275361817571">
            <text:p>-8.9427536182</text:p>
          </table:table-cell>
          <table:table-cell office:value-type="float" office:value="0">
            <text:p>0</text:p>
          </table:table-cell>
          <table:table-cell office:value-type="float" office:value="-23.8962067143195">
            <text:p>-23.896206714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328">
            <text:p>12328</text:p>
          </table:table-cell>
          <table:table-cell office:value-type="float" office:value="21376">
            <text:p>21376</text:p>
          </table:table-cell>
          <table:table-cell office:value-type="float" office:value="32609">
            <text:p>32609</text:p>
          </table:table-cell>
          <table:table-cell office:value-type="float" office:value="-863.875">
            <text:p>-863.875</text:p>
          </table:table-cell>
          <table:table-cell office:value-type="float" office:value="-1597.625">
            <text:p>-1597.625</text:p>
          </table:table-cell>
          <table:table-cell office:value-type="float" office:value="289.125">
            <text:p>289.125</text:p>
          </table:table-cell>
          <table:table-cell office:value-type="float" office:value="-0.0700742212848799">
            <text:p>-0.0700742213</text:p>
          </table:table-cell>
          <table:table-cell office:value-type="float" office:value="-0.074739193488024">
            <text:p>-0.0747391935</text:p>
          </table:table-cell>
          <table:table-cell office:value-type="float" office:value="0.00886641724677236">
            <text:p>0.0088664172</text:p>
          </table:table-cell>
          <table:table-cell office:value-type="float" office:value="0.764364602620738">
            <text:p>0.7643646026</text:p>
          </table:table-cell>
          <table:table-cell office:value-type="float" office:value="0.749361278996667">
            <text:p>0.749361279</text:p>
          </table:table-cell>
          <table:table-cell office:value-type="float" office:value="1.0311865425391">
            <text:p>1.0311865425</text:p>
          </table:table-cell>
          <table:table-cell office:value-type="float" office:value="-9.54084478152884">
            <text:p>-9.5408447815</text:p>
          </table:table-cell>
          <table:table-cell office:value-type="float" office:value="-8.92315265144751">
            <text:p>-8.9231526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702">
            <text:p>12702</text:p>
          </table:table-cell>
          <table:table-cell office:value-type="float" office:value="20823">
            <text:p>20823</text:p>
          </table:table-cell>
          <table:table-cell office:value-type="float" office:value="34022">
            <text:p>34022</text:p>
          </table:table-cell>
          <table:table-cell office:value-type="float" office:value="-967.125">
            <text:p>-967.125</text:p>
          </table:table-cell>
          <table:table-cell office:value-type="float" office:value="-1115">
            <text:p>-1115</text:p>
          </table:table-cell>
          <table:table-cell office:value-type="float" office:value="6.5">
            <text:p>6.5</text:p>
          </table:table-cell>
          <table:table-cell office:value-type="float" office:value="-0.0761395843174303">
            <text:p>-0.0761395843</text:p>
          </table:table-cell>
          <table:table-cell office:value-type="float" office:value="-0.0535465590933103">
            <text:p>-0.0535465591</text:p>
          </table:table-cell>
          <table:table-cell office:value-type="float" office:value="0.000191052848157075">
            <text:p>0.0001910528</text:p>
          </table:table-cell>
          <table:table-cell office:value-type="float" office:value="0.744874038037055">
            <text:p>0.744874038</text:p>
          </table:table-cell>
          <table:table-cell office:value-type="float" office:value="0.818206821795251">
            <text:p>0.8182068218</text:p>
          </table:table-cell>
          <table:table-cell office:value-type="float" office:value="1.00066875651088">
            <text:p>1.0006687565</text:p>
          </table:table-cell>
          <table:table-cell office:value-type="float" office:value="-8.75249001925973">
            <text:p>-8.7524900193</text:p>
          </table:table-cell>
          <table:table-cell office:value-type="float" office:value="-12.595004428744">
            <text:p>-12.5950044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20229">
            <text:p>20229</text:p>
          </table:table-cell>
          <table:table-cell office:value-type="float" office:value="34525">
            <text:p>34525</text:p>
          </table:table-cell>
          <table:table-cell office:value-type="float" office:value="-714.375">
            <text:p>-714.375</text:p>
          </table:table-cell>
          <table:table-cell office:value-type="float" office:value="-159.625">
            <text:p>-159.625</text:p>
          </table:table-cell>
          <table:table-cell office:value-type="float" office:value="-391.125">
            <text:p>-391.125</text:p>
          </table:table-cell>
          <table:table-cell office:value-type="float" office:value="-0.0530739227340267">
            <text:p>-0.0530739227</text:p>
          </table:table-cell>
          <table:table-cell office:value-type="float" office:value="-0.00789089920411291">
            <text:p>-0.0078908992</text:p>
          </table:table-cell>
          <table:table-cell office:value-type="float" office:value="-0.0113287472845764">
            <text:p>-0.0113287473</text:p>
          </table:table-cell>
          <table:table-cell office:value-type="float" office:value="0.819762279328686">
            <text:p>0.8197622793</text:p>
          </table:table-cell>
          <table:table-cell office:value-type="float" office:value="0.972503894714494">
            <text:p>0.9725038947</text:p>
          </table:table-cell>
          <table:table-cell office:value-type="float" office:value="0.960600931913457">
            <text:p>0.9606009319</text:p>
          </table:table-cell>
          <table:table-cell office:value-type="float" office:value="-12.7103095104645">
            <text:p>-12.7103095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903">
            <text:p>11903</text:p>
          </table:table-cell>
          <table:table-cell office:value-type="float" office:value="19530">
            <text:p>19530</text:p>
          </table:table-cell>
          <table:table-cell office:value-type="float" office:value="33613">
            <text:p>33613</text:p>
          </table:table-cell>
          <table:table-cell office:value-type="float" office:value="-407.75">
            <text:p>-407.75</text:p>
          </table:table-cell>
          <table:table-cell office:value-type="float" office:value="-493.75">
            <text:p>-493.75</text:p>
          </table:table-cell>
          <table:table-cell office:value-type="float" office:value="-909.5">
            <text:p>-909.5</text:p>
          </table:table-cell>
          <table:table-cell office:value-type="float" office:value="-0.034256069898345">
            <text:p>-0.0342560699</text:p>
          </table:table-cell>
          <table:table-cell office:value-type="float" office:value="-0.0252816180235535">
            <text:p>-0.025281618</text:p>
          </table:table-cell>
          <table:table-cell office:value-type="float" office:value="-0.0270579835182816">
            <text:p>-0.0270579835</text:p>
          </table:table-cell>
          <table:table-cell office:value-type="float" office:value="0.882403772872558">
            <text:p>0.8824037729</text:p>
          </table:table-cell>
          <table:table-cell office:value-type="float" office:value="0.912767090928945">
            <text:p>0.9127670909</text:p>
          </table:table-cell>
          <table:table-cell office:value-type="float" office:value="0.906732041251282">
            <text:p>0.9067320413</text:p>
          </table:table-cell>
          <table:table-cell office:value-type="float" office:value="-19.8857009539792">
            <text:p>-19.885700954</text:p>
          </table:table-cell>
          <table:table-cell office:value-type="float" office:value="-27.0689892219201">
            <text:p>-27.0689892219</text:p>
          </table:table-cell>
          <table:table-cell office:value-type="float" office:value="-25.2689460662969">
            <text:p>-25.268946066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203">
            <text:p>11203</text:p>
          </table:table-cell>
          <table:table-cell office:value-type="float" office:value="17778">
            <text:p>17778</text:p>
          </table:table-cell>
          <table:table-cell office:value-type="float" office:value="31013">
            <text:p>31013</text:p>
          </table:table-cell>
          <table:table-cell office:value-type="float" office:value="-371.375">
            <text:p>-371.375</text:p>
          </table:table-cell>
          <table:table-cell office:value-type="float" office:value="-828.75">
            <text:p>-828.75</text:p>
          </table:table-cell>
          <table:table-cell office:value-type="float" office:value="-1483.875">
            <text:p>-1483.875</text:p>
          </table:table-cell>
          <table:table-cell office:value-type="float" office:value="-0.0331496027849683">
            <text:p>-0.0331496028</text:p>
          </table:table-cell>
          <table:table-cell office:value-type="float" office:value="-0.0466166047924401">
            <text:p>-0.0466166048</text:p>
          </table:table-cell>
          <table:table-cell office:value-type="float" office:value="-0.0478468706671396">
            <text:p>-0.0478468707</text:p>
          </table:table-cell>
          <table:table-cell office:value-type="float" office:value="0.886130226735621">
            <text:p>0.8861302267</text:p>
          </table:table-cell>
          <table:table-cell office:value-type="float" office:value="0.841101174597514">
            <text:p>0.8411011746</text:p>
          </table:table-cell>
          <table:table-cell office:value-type="float" office:value="0.837023025808982">
            <text:p>0.8370230258</text:p>
          </table:table-cell>
          <table:table-cell office:value-type="float" office:value="-20.5611469522935">
            <text:p>-20.5611469523</text:p>
          </table:table-cell>
          <table:table-cell office:value-type="float" office:value="-14.5197738180307">
            <text:p>-14.519773818</text:p>
          </table:table-cell>
          <table:table-cell office:value-type="float" office:value="-14.1373763862759">
            <text:p>-14.137376386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8755">
            <text:p>8755</text:p>
          </table:table-cell>
          <table:table-cell office:value-type="float" office:value="16092">
            <text:p>16092</text:p>
          </table:table-cell>
          <table:table-cell office:value-type="float" office:value="28106">
            <text:p>28106</text:p>
          </table:table-cell>
          <table:table-cell office:value-type="float" office:value="-440.25">
            <text:p>-440.25</text:p>
          </table:table-cell>
          <table:table-cell office:value-type="float" office:value="-880">
            <text:p>-880</text:p>
          </table:table-cell>
          <table:table-cell office:value-type="float" office:value="-1526.625">
            <text:p>-1526.625</text:p>
          </table:table-cell>
          <table:table-cell office:value-type="float" office:value="-0.0502855511136493">
            <text:p>-0.0502855511</text:p>
          </table:table-cell>
          <table:table-cell office:value-type="float" office:value="-0.0546855580412627">
            <text:p>-0.054685558</text:p>
          </table:table-cell>
          <table:table-cell office:value-type="float" office:value="-0.0543166939443535">
            <text:p>-0.0543166939</text:p>
          </table:table-cell>
          <table:table-cell office:value-type="float" office:value="0.828956698937802">
            <text:p>0.8289566989</text:p>
          </table:table-cell>
          <table:table-cell office:value-type="float" office:value="0.814461946961818">
            <text:p>0.814461947</text:p>
          </table:table-cell>
          <table:table-cell office:value-type="float" office:value="0.81567416554721">
            <text:p>0.8156741655</text:p>
          </table:table-cell>
          <table:table-cell office:value-type="float" office:value="-13.4346679748075">
            <text:p>-13.4346679748</text:p>
          </table:table-cell>
          <table:table-cell office:value-type="float" office:value="-12.3253195633197">
            <text:p>-12.3253195633</text:p>
          </table:table-cell>
          <table:table-cell office:value-type="float" office:value="-12.4114188461942">
            <text:p>-12.411418846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9180">
            <text:p>9180</text:p>
          </table:table-cell>
          <table:table-cell office:value-type="float" office:value="16645">
            <text:p>16645</text:p>
          </table:table-cell>
          <table:table-cell office:value-type="float" office:value="25450">
            <text:p>25450</text:p>
          </table:table-cell>
          <table:table-cell office:value-type="float" office:value="-547.75">
            <text:p>-547.75</text:p>
          </table:table-cell>
          <table:table-cell office:value-type="float" office:value="-844.5">
            <text:p>-844.5</text:p>
          </table:table-cell>
          <table:table-cell office:value-type="float" office:value="-1437.75">
            <text:p>-1437.75</text:p>
          </table:table-cell>
          <table:table-cell office:value-type="float" office:value="-0.0596677559912854">
            <text:p>-0.059667756</text:p>
          </table:table-cell>
          <table:table-cell office:value-type="float" office:value="-0.0507359567437669">
            <text:p>-0.0507359567</text:p>
          </table:table-cell>
          <table:table-cell office:value-type="float" office:value="-0.0564931237721022">
            <text:p>-0.0564931238</text:p>
          </table:table-cell>
          <table:table-cell office:value-type="float" office:value="0.798140926596371">
            <text:p>0.7981409266</text:p>
          </table:table-cell>
          <table:table-cell office:value-type="float" office:value="0.827469460517958">
            <text:p>0.8274694605</text:p>
          </table:table-cell>
          <table:table-cell office:value-type="float" office:value="0.808529353943361">
            <text:p>0.8085293539</text:p>
          </table:table-cell>
          <table:table-cell office:value-type="float" office:value="-11.2666527502346">
            <text:p>-11.2666527502</text:p>
          </table:table-cell>
          <table:table-cell office:value-type="float" office:value="-13.3122719183856">
            <text:p>-13.3122719184</text:p>
          </table:table-cell>
          <table:table-cell office:value-type="float" office:value="-11.9196525678174">
            <text:p>-11.91965256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9984">
            <text:p>9984</text:p>
          </table:table-cell>
          <table:table-cell office:value-type="float" office:value="15131">
            <text:p>15131</text:p>
          </table:table-cell>
          <table:table-cell office:value-type="float" office:value="22423">
            <text:p>22423</text:p>
          </table:table-cell>
          <table:table-cell office:value-type="float" office:value="-380.5">
            <text:p>-380.5</text:p>
          </table:table-cell>
          <table:table-cell office:value-type="float" office:value="-575.75">
            <text:p>-575.75</text:p>
          </table:table-cell>
          <table:table-cell office:value-type="float" office:value="-1623.375">
            <text:p>-1623.375</text:p>
          </table:table-cell>
          <table:table-cell office:value-type="float" office:value="-0.0381109775641026">
            <text:p>-0.0381109776</text:p>
          </table:table-cell>
          <table:table-cell office:value-type="float" office:value="-0.0380510210825458">
            <text:p>-0.0380510211</text:p>
          </table:table-cell>
          <table:table-cell office:value-type="float" office:value="-0.0723977612273112">
            <text:p>-0.0723977612</text:p>
          </table:table-cell>
          <table:table-cell office:value-type="float" office:value="0.869458373882988">
            <text:p>0.8694583739</text:p>
          </table:table-cell>
          <table:table-cell office:value-type="float" office:value="0.869659271413722">
            <text:p>0.8696592714</text:p>
          </table:table-cell>
          <table:table-cell office:value-type="float" office:value="0.756881049932635">
            <text:p>0.7568810499</text:p>
          </table:table-cell>
          <table:table-cell office:value-type="float" office:value="-17.8387811263129">
            <text:p>-17.8387811263</text:p>
          </table:table-cell>
          <table:table-cell office:value-type="float" office:value="-17.8674426813424">
            <text:p>-17.8674426813</text:p>
          </table:table-cell>
          <table:table-cell office:value-type="float" office:value="-9.22323799316293">
            <text:p>-9.223237993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9104">
            <text:p>9104</text:p>
          </table:table-cell>
          <table:table-cell office:value-type="float" office:value="14213">
            <text:p>14213</text:p>
          </table:table-cell>
          <table:table-cell office:value-type="float" office:value="20738">
            <text:p>20738</text:p>
          </table:table-cell>
          <table:table-cell office:value-type="float" office:value="-349.875">
            <text:p>-349.875</text:p>
          </table:table-cell>
          <table:table-cell office:value-type="float" office:value="-414.25">
            <text:p>-414.25</text:p>
          </table:table-cell>
          <table:table-cell office:value-type="float" office:value="-1499.375">
            <text:p>-1499.375</text:p>
          </table:table-cell>
          <table:table-cell office:value-type="float" office:value="-0.0384309094903339">
            <text:p>-0.0384309095</text:p>
          </table:table-cell>
          <table:table-cell office:value-type="float" office:value="-0.0291458523886583">
            <text:p>-0.0291458524</text:p>
          </table:table-cell>
          <table:table-cell office:value-type="float" office:value="-0.072300848683576">
            <text:p>-0.0723008487</text:p>
          </table:table-cell>
          <table:table-cell office:value-type="float" office:value="0.86838660900017">
            <text:p>0.868386609</text:p>
          </table:table-cell>
          <table:table-cell office:value-type="float" office:value="0.89965449883416">
            <text:p>0.8996544988</text:p>
          </table:table-cell>
          <table:table-cell office:value-type="float" office:value="0.7571927585394">
            <text:p>0.7571927585</text:p>
          </table:table-cell>
          <table:table-cell office:value-type="float" office:value="-17.6873527033725">
            <text:p>-17.6873527034</text:p>
          </table:table-cell>
          <table:table-cell office:value-type="float" office:value="-23.4337356916469">
            <text:p>-23.4337356916</text:p>
          </table:table-cell>
          <table:table-cell office:value-type="float" office:value="-9.23607728384569">
            <text:p>-9.236077283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8240">
            <text:p>8240</text:p>
          </table:table-cell>
          <table:table-cell office:value-type="float" office:value="13080">
            <text:p>13080</text:p>
          </table:table-cell>
          <table:table-cell office:value-type="float" office:value="21809">
            <text:p>21809</text:p>
          </table:table-cell>
          <table:table-cell office:value-type="float" office:value="-150">
            <text:p>-150</text:p>
          </table:table-cell>
          <table:table-cell office:value-type="float" office:value="-568.25">
            <text:p>-568.25</text:p>
          </table:table-cell>
          <table:table-cell office:value-type="float" office:value="-1367.75">
            <text:p>-1367.75</text:p>
          </table:table-cell>
          <table:table-cell office:value-type="float" office:value="-0.0182038834951456">
            <text:p>-0.0182038835</text:p>
          </table:table-cell>
          <table:table-cell office:value-type="float" office:value="-0.0434441896024465">
            <text:p>-0.0434441896</text:p>
          </table:table-cell>
          <table:table-cell office:value-type="float" office:value="-0.0627149342014765">
            <text:p>-0.0627149342</text:p>
          </table:table-cell>
          <table:table-cell office:value-type="float" office:value="0.936935915260628">
            <text:p>0.9369359153</text:p>
          </table:table-cell>
          <table:table-cell office:value-type="float" office:value="0.851644635707455">
            <text:p>0.8516446357</text:p>
          </table:table-cell>
          <table:table-cell office:value-type="float" office:value="0.788206729719748">
            <text:p>0.7882067297</text:p>
          </table:table-cell>
          <table:table-cell office:value-type="float" office:value="0">
            <text:p>0</text:p>
          </table:table-cell>
          <table:table-cell office:value-type="float" office:value="-15.6057489447046">
            <text:p>-15.6057489447</text:p>
          </table:table-cell>
          <table:table-cell office:value-type="float" office:value="-10.7020319886235">
            <text:p>-10.702031988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8640">
            <text:p>8640</text:p>
          </table:table-cell>
          <table:table-cell office:value-type="float" office:value="13335">
            <text:p>13335</text:p>
          </table:table-cell>
          <table:table-cell office:value-type="float" office:value="23023">
            <text:p>23023</text:p>
          </table:table-cell>
          <table:table-cell office:value-type="float" office:value="-182">
            <text:p>-182</text:p>
          </table:table-cell>
          <table:table-cell office:value-type="float" office:value="-598.5">
            <text:p>-598.5</text:p>
          </table:table-cell>
          <table:table-cell office:value-type="float" office:value="-946.5">
            <text:p>-946.5</text:p>
          </table:table-cell>
          <table:table-cell office:value-type="float" office:value="-0.0210648148148148">
            <text:p>-0.0210648148</text:p>
          </table:table-cell>
          <table:table-cell office:value-type="float" office:value="-0.0448818897637795">
            <text:p>-0.0448818898</text:p>
          </table:table-cell>
          <table:table-cell office:value-type="float" office:value="-0.0411110628501933">
            <text:p>-0.0411110629</text:p>
          </table:table-cell>
          <table:table-cell office:value-type="float" office:value="0.927142851937586">
            <text:p>0.9271428519</text:p>
          </table:table-cell>
          <table:table-cell office:value-type="float" office:value="0.846861578523157">
            <text:p>0.8468615785</text:p>
          </table:table-cell>
          <table:table-cell office:value-type="float" office:value="0.859423914222122">
            <text:p>0.8594239142</text:p>
          </table:table-cell>
          <table:table-cell office:value-type="float" office:value="-32.5576452410484">
            <text:p>-32.557645241</text:p>
          </table:table-cell>
          <table:table-cell office:value-type="float" office:value="-15.0945796460483">
            <text:p>-15.094579646</text:p>
          </table:table-cell>
          <table:table-cell office:value-type="float" office:value="-16.5113582368313">
            <text:p>-16.511358236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8857">
            <text:p>8857</text:p>
          </table:table-cell>
          <table:table-cell office:value-type="float" office:value="12770">
            <text:p>12770</text:p>
          </table:table-cell>
          <table:table-cell office:value-type="float" office:value="20626">
            <text:p>20626</text:p>
          </table:table-cell>
          <table:table-cell office:value-type="float" office:value="-470.25">
            <text:p>-470.25</text:p>
          </table:table-cell>
          <table:table-cell office:value-type="float" office:value="-152.5">
            <text:p>-152.5</text:p>
          </table:table-cell>
          <table:table-cell office:value-type="float" office:value="-645.125">
            <text:p>-645.125</text:p>
          </table:table-cell>
          <table:table-cell office:value-type="float" office:value="-0.0530935982838433">
            <text:p>-0.0530935983</text:p>
          </table:table-cell>
          <table:table-cell office:value-type="float" office:value="-0.0119420516836335">
            <text:p>-0.0119420517</text:p>
          </table:table-cell>
          <table:table-cell office:value-type="float" office:value="-0.0312772714050228">
            <text:p>-0.0312772714</text:p>
          </table:table-cell>
          <table:table-cell office:value-type="float" office:value="0.819697509156852">
            <text:p>0.8196975092</text:p>
          </table:table-cell>
          <table:table-cell office:value-type="float" office:value="0.958482339800175">
            <text:p>0.9584823398</text:p>
          </table:table-cell>
          <table:table-cell office:value-type="float" office:value="0.892446954787245">
            <text:p>0.8924469548</text:p>
          </table:table-cell>
          <table:table-cell office:value-type="float" office:value="-12.7054684928679">
            <text:p>-12.7054684929</text:p>
          </table:table-cell>
          <table:table-cell office:value-type="float" office:value="0">
            <text:p>0</text:p>
          </table:table-cell>
          <table:table-cell office:value-type="float" office:value="-21.8129608214987">
            <text:p>-21.812960821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7276">
            <text:p>7276</text:p>
          </table:table-cell>
          <table:table-cell office:value-type="float" office:value="11984">
            <text:p>11984</text:p>
          </table:table-cell>
          <table:table-cell office:value-type="float" office:value="19018">
            <text:p>19018</text:p>
          </table:table-cell>
          <table:table-cell office:value-type="float" office:value="-541.875">
            <text:p>-541.875</text:p>
          </table:table-cell>
          <table:table-cell office:value-type="float" office:value="-546">
            <text:p>-546</text:p>
          </table:table-cell>
          <table:table-cell office:value-type="float" office:value="-460.75">
            <text:p>-460.75</text:p>
          </table:table-cell>
          <table:table-cell office:value-type="float" office:value="-0.0744742990654206">
            <text:p>-0.0744742991</text:p>
          </table:table-cell>
          <table:table-cell office:value-type="float" office:value="-0.0455607476635514">
            <text:p>-0.0455607477</text:p>
          </table:table-cell>
          <table:table-cell office:value-type="float" office:value="-0.0242270480597329">
            <text:p>-0.0242270481</text:p>
          </table:table-cell>
          <table:table-cell office:value-type="float" office:value="0.750210938864748">
            <text:p>0.7502109389</text:p>
          </table:table-cell>
          <table:table-cell office:value-type="float" office:value="0.844605915363787">
            <text:p>0.8446059154</text:p>
          </table:table-cell>
          <table:table-cell office:value-type="float" office:value="0.916355753512005">
            <text:p>0.9163557535</text:p>
          </table:table-cell>
          <table:table-cell office:value-type="float" office:value="-8.95615622831085">
            <text:p>-8.9561562283</text:p>
          </table:table-cell>
          <table:table-cell office:value-type="float" office:value="-14.8644249419623">
            <text:p>-14.864424942</text:p>
          </table:table-cell>
          <table:table-cell office:value-type="float" office:value="-28.262477673176">
            <text:p>-28.262477673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8194">
            <text:p>8194</text:p>
          </table:table-cell>
          <table:table-cell office:value-type="float" office:value="11340">
            <text:p>11340</text:p>
          </table:table-cell>
          <table:table-cell office:value-type="float" office:value="18390">
            <text:p>18390</text:p>
          </table:table-cell>
          <table:table-cell office:value-type="float" office:value="-363.375">
            <text:p>-363.375</text:p>
          </table:table-cell>
          <table:table-cell office:value-type="float" office:value="-86.625">
            <text:p>-86.625</text:p>
          </table:table-cell>
          <table:table-cell office:value-type="float" office:value="-189.375">
            <text:p>-189.375</text:p>
          </table:table-cell>
          <table:table-cell office:value-type="float" office:value="-0.0443464730290456">
            <text:p>-0.044346473</text:p>
          </table:table-cell>
          <table:table-cell office:value-type="float" office:value="-0.00763888888888889">
            <text:p>-0.0076388889</text:p>
          </table:table-cell>
          <table:table-cell office:value-type="float" office:value="-0.0102977161500816">
            <text:p>-0.0102977162</text:p>
          </table:table-cell>
          <table:table-cell office:value-type="float" office:value="0.848641899351767">
            <text:p>0.8486418994</text:p>
          </table:table-cell>
          <table:table-cell office:value-type="float" office:value="0.973378260030864">
            <text:p>0.97337826</text:p>
          </table:table-cell>
          <table:table-cell office:value-type="float" office:value="0.964165837672214">
            <text:p>0.9641658377</text:p>
          </table:table-cell>
          <table:table-cell office:value-type="float" office:value="-15.281072658834">
            <text:p>-15.28107265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8544">
            <text:p>8544</text:p>
          </table:table-cell>
          <table:table-cell office:value-type="float" office:value="11940">
            <text:p>11940</text:p>
          </table:table-cell>
          <table:table-cell office:value-type="float" office:value="19155">
            <text:p>19155</text:p>
          </table:table-cell>
          <table:table-cell office:value-type="float" office:value="-66">
            <text:p>-66</text:p>
          </table:table-cell>
          <table:table-cell office:value-type="float" office:value="-91.875">
            <text:p>-91.875</text:p>
          </table:table-cell>
          <table:table-cell office:value-type="float" office:value="-228.75">
            <text:p>-228.75</text:p>
          </table:table-cell>
          <table:table-cell office:value-type="float" office:value="-0.0077247191011236">
            <text:p>-0.0077247191</text:p>
          </table:table-cell>
          <table:table-cell office:value-type="float" office:value="-0.00769472361809045">
            <text:p>-0.0076947236</text:p>
          </table:table-cell>
          <table:table-cell office:value-type="float" office:value="-0.0119420516836335">
            <text:p>-0.0119420517</text:p>
          </table:table-cell>
          <table:table-cell office:value-type="float" office:value="0.973080438865042">
            <text:p>0.9730804389</text:p>
          </table:table-cell>
          <table:table-cell office:value-type="float" office:value="0.973184516528939">
            <text:p>0.9731845165</text:p>
          </table:table-cell>
          <table:table-cell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7837">
            <text:p>7837</text:p>
          </table:table-cell>
          <table:table-cell office:value-type="float" office:value="11280">
            <text:p>11280</text:p>
          </table:table-cell>
          <table:table-cell office:value-type="float" office:value="18495">
            <text:p>18495</text:p>
          </table:table-cell>
          <table:table-cell office:value-type="float" office:value="-371.875">
            <text:p>-371.875</text:p>
          </table:table-cell>
          <table:table-cell office:value-type="float" office:value="-674.25">
            <text:p>-674.25</text:p>
          </table:table-cell>
          <table:table-cell office:value-type="float" office:value="-318.75">
            <text:p>-318.75</text:p>
          </table:table-cell>
          <table:table-cell office:value-type="float" office:value="-0.0474511930585683">
            <text:p>-0.0474511931</text:p>
          </table:table-cell>
          <table:table-cell office:value-type="float" office:value="-0.0597739361702128">
            <text:p>-0.0597739362</text:p>
          </table:table-cell>
          <table:table-cell office:value-type="float" office:value="-0.0172343876723439">
            <text:p>-0.0172343877</text:p>
          </table:table-cell>
          <table:table-cell office:value-type="float" office:value="0.838333991111467">
            <text:p>0.8383339911</text:p>
          </table:table-cell>
          <table:table-cell office:value-type="float" office:value="0.797794153357005">
            <text:p>0.7977941534</text:p>
          </table:table-cell>
          <table:table-cell office:value-type="float" office:value="0.94026181041894">
            <text:p>0.9402618104</text:p>
          </table:table-cell>
          <table:table-cell office:value-type="float" office:value="-14.2582001946419">
            <text:p>-14.2582001946</text:p>
          </table:table-cell>
          <table:table-cell office:value-type="float" office:value="-11.2460106167237">
            <text:p>-11.2460106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6715">
            <text:p>6715</text:p>
          </table:table-cell>
          <table:table-cell office:value-type="float" office:value="10275">
            <text:p>10275</text:p>
          </table:table-cell>
          <table:table-cell office:value-type="float" office:value="18270">
            <text:p>18270</text:p>
          </table:table-cell>
          <table:table-cell office:value-type="float" office:value="55.25">
            <text:p>55.25</text:p>
          </table:table-cell>
          <table:table-cell office:value-type="float" office:value="-335.625">
            <text:p>-335.625</text:p>
          </table:table-cell>
          <table:table-cell office:value-type="float" office:value="-133.125">
            <text:p>-133.125</text:p>
          </table:table-cell>
          <table:table-cell office:value-type="float" office:value="0.00822784810126582">
            <text:p>0.0082278481</text:p>
          </table:table-cell>
          <table:table-cell office:value-type="float" office:value="-0.0326642335766423">
            <text:p>-0.0326642336</text:p>
          </table:table-cell>
          <table:table-cell office:value-type="float" office:value="-0.00728653530377668">
            <text:p>-0.0072865353</text:p>
          </table:table-cell>
          <table:table-cell office:value-type="float" office:value="1.02893015542381">
            <text:p>1.0289301554</text:p>
          </table:table-cell>
          <table:table-cell office:value-type="float" office:value="0.887766408705845">
            <text:p>0.8877664087</text:p>
          </table:table-cell>
          <table:table-cell office:value-type="float" office:value="0.974601189886379">
            <text:p>0.9746011899</text:p>
          </table:table-cell>
          <table:table-cell office:value-type="float" office:value="0">
            <text:p>0</text:p>
          </table:table-cell>
          <table:table-cell office:value-type="float" office:value="-20.8718799669073">
            <text:p>-20.8718799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6273">
            <text:p>6273</text:p>
          </table:table-cell>
          <table:table-cell office:value-type="float" office:value="10332">
            <text:p>10332</text:p>
          </table:table-cell>
          <table:table-cell office:value-type="float" office:value="18105">
            <text:p>18105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float" office:value="-150">
            <text:p>-150</text:p>
          </table:table-cell>
          <table:table-cell table:number-columns-repeated="2" office:value-type="float" office:value="0.013550135501355">
            <text:p>0.0135501355</text:p>
          </table:table-cell>
          <table:table-cell office:value-type="float" office:value="-0.00828500414250207">
            <text:p>-0.0082850041</text:p>
          </table:table-cell>
          <table:table-cell table:number-columns-repeated="2" office:value-type="float" office:value="1.04778534235207">
            <text:p>1.0477853424</text:p>
          </table:table-cell>
          <table:table-cell office:value-type="float" office:value="0.97113702243678">
            <text:p>0.9711370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5865">
            <text:p>5865</text:p>
          </table:table-cell>
          <table:table-cell office:value-type="float" office:value="10584">
            <text:p>10584</text:p>
          </table:table-cell>
          <table:table-cell office:value-type="float" office:value="17805">
            <text:p>17805</text:p>
          </table:table-cell>
          <table:table-cell office:value-type="float" office:value="114.75">
            <text:p>114.75</text:p>
          </table:table-cell>
          <table:table-cell office:value-type="float" office:value="-388.5">
            <text:p>-388.5</text:p>
          </table:table-cell>
          <table:table-cell office:value-type="float" office:value="-352.5">
            <text:p>-352.5</text:p>
          </table:table-cell>
          <table:table-cell office:value-type="float" office:value="0.0195652173913043">
            <text:p>0.0195652174</text:p>
          </table:table-cell>
          <table:table-cell office:value-type="float" office:value="-0.0367063492063492">
            <text:p>-0.0367063492</text:p>
          </table:table-cell>
          <table:table-cell office:value-type="float" office:value="-0.0197978096040438">
            <text:p>-0.0197978096</text:p>
          </table:table-cell>
          <table:table-cell office:value-type="float" office:value="1.06922854442344">
            <text:p>1.0692285444</text:p>
          </table:table-cell>
          <table:table-cell office:value-type="float" office:value="0.874168595679012">
            <text:p>0.8741685957</text:p>
          </table:table-cell>
          <table:table-cell office:value-type="float" office:value="0.931475894785478">
            <text:p>0.9314758948</text:p>
          </table:table-cell>
          <table:table-cell office:value-type="float" office:value="0">
            <text:p>0</text:p>
          </table:table-cell>
          <table:table-cell office:value-type="float" office:value="-18.5348435691412">
            <text:p>-18.5348435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882">
            <text:p>5882</text:p>
          </table:table-cell>
          <table:table-cell office:value-type="float" office:value="9688">
            <text:p>9688</text:p>
          </table:table-cell>
          <table:table-cell office:value-type="float" office:value="16275">
            <text:p>16275</text:p>
          </table:table-cell>
          <table:table-cell office:value-type="float" office:value="214.625">
            <text:p>214.625</text:p>
          </table:table-cell>
          <table:table-cell office:value-type="float" office:value="353.5">
            <text:p>353.5</text:p>
          </table:table-cell>
          <table:table-cell office:value-type="float" office:value="-416.25">
            <text:p>-416.25</text:p>
          </table:table-cell>
          <table:table-cell table:number-columns-repeated="2" office:value-type="float" office:value="0.0364884393063584">
            <text:p>0.0364884393</text:p>
          </table:table-cell>
          <table:table-cell office:value-type="float" office:value="-0.0255760368663594">
            <text:p>-0.0255760369</text:p>
          </table:table-cell>
          <table:table-cell table:number-columns-repeated="2" office:value-type="float" office:value="1.13031909373016">
            <text:p>1.1303190937</text:p>
          </table:table-cell>
          <table:table-cell office:value-type="float" office:value="0.911765972944849">
            <text:p>0.9117659729</text:p>
          </table:table-cell>
          <table:table-cell table:number-columns-repeated="2" office:value-type="float" office:value="19.3408539750662">
            <text:p>19.3408539751</text:p>
          </table:table-cell>
          <table:table-cell office:value-type="float" office:value="-26.7533601790641">
            <text:p>-26.75336017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6320">
            <text:p>6320</text:p>
          </table:table-cell>
          <table:table-cell office:value-type="float" office:value="10060">
            <text:p>10060</text:p>
          </table:table-cell>
          <table:table-cell office:value-type="float" office:value="16950">
            <text:p>1695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-463.125">
            <text:p>-463.125</text:p>
          </table:table-cell>
          <table:table-cell office:value-type="float" office:value="0.00822784810126582">
            <text:p>0.0082278481</text:p>
          </table:table-cell>
          <table:table-cell office:value-type="float" office:value="0.00695825049701789">
            <text:p>0.0069582505</text:p>
          </table:table-cell>
          <table:table-cell office:value-type="float" office:value="-0.0273230088495575">
            <text:p>-0.0273230088</text:p>
          </table:table-cell>
          <table:table-cell office:value-type="float" office:value="1.02893015542381">
            <text:p>1.0289301554</text:p>
          </table:table-cell>
          <table:table-cell office:value-type="float" office:value="1.02444877454952">
            <text:p>1.0244487745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2">
            <text:p>592</text:p>
          </table:table-cell>
          <table:table-cell office:value-type="float" office:value="5904">
            <text:p>5904</text:p>
          </table:table-cell>
          <table:table-cell office:value-type="float" office:value="10440">
            <text:p>10440</text:p>
          </table:table-cell>
          <table:table-cell office:value-type="float" office:value="17226">
            <text:p>17226</text:p>
          </table:table-cell>
          <table:table-cell office:value-type="float" office:value="80">
            <text:p>80</text:p>
          </table:table-cell>
          <table:table-cell office:value-type="float" office:value="436.625">
            <text:p>436.625</text:p>
          </table:table-cell>
          <table:table-cell office:value-type="float" office:value="720.5">
            <text:p>720.5</text:p>
          </table:table-cell>
          <table:table-cell office:value-type="float" office:value="0.013550135501355">
            <text:p>0.0135501355</text:p>
          </table:table-cell>
          <table:table-cell office:value-type="float" office:value="0.0418223180076628">
            <text:p>0.041822318</text:p>
          </table:table-cell>
          <table:table-cell office:value-type="float" office:value="0.0418263090676884">
            <text:p>0.0418263091</text:p>
          </table:table-cell>
          <table:table-cell office:value-type="float" office:value="1.04778534235207">
            <text:p>1.0477853424</text:p>
          </table:table-cell>
          <table:table-cell office:value-type="float" office:value="1.14980636134255">
            <text:p>1.1498063613</text:p>
          </table:table-cell>
          <table:table-cell office:value-type="float" office:value="1.14982098439215">
            <text:p>1.1498209844</text:p>
          </table:table-cell>
          <table:table-cell office:value-type="float" office:value="0">
            <text:p>0</text:p>
          </table:table-cell>
          <table:table-cell office:value-type="float" office:value="16.9178264425748">
            <text:p>16.9178264426</text:p>
          </table:table-cell>
          <table:table-cell office:value-type="float" office:value="16.9162447690838">
            <text:p>16.916244769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5520">
            <text:p>5520</text:p>
          </table:table-cell>
          <table:table-cell office:value-type="float" office:value="10575">
            <text:p>10575</text:p>
          </table:table-cell>
          <table:table-cell office:value-type="float" office:value="18513">
            <text:p>18513</text:p>
          </table:table-cell>
          <table:table-cell office:value-type="float" office:value="108">
            <text:p>108</text:p>
          </table:table-cell>
          <table:table-cell office:value-type="float" office:value="-397.5">
            <text:p>-397.5</text:p>
          </table:table-cell>
          <table:table-cell office:value-type="float" office:value="564">
            <text:p>564</text:p>
          </table:table-cell>
          <table:table-cell office:value-type="float" office:value="0.0195652173913043">
            <text:p>0.0195652174</text:p>
          </table:table-cell>
          <table:table-cell office:value-type="float" office:value="-0.0375886524822695">
            <text:p>-0.0375886525</text:p>
          </table:table-cell>
          <table:table-cell office:value-type="float" office:value="0.0304650785934208">
            <text:p>0.0304650786</text:p>
          </table:table-cell>
          <table:table-cell office:value-type="float" office:value="1.06922854442344">
            <text:p>1.0692285444</text:p>
          </table:table-cell>
          <table:table-cell office:value-type="float" office:value="0.871209013631105">
            <text:p>0.8712090136</text:p>
          </table:table-cell>
          <table:table-cell office:value-type="float" office:value="1.10844689226383">
            <text:p>1.1084468923</text:p>
          </table:table-cell>
          <table:table-cell office:value-type="float" office:value="0">
            <text:p>0</text:p>
          </table:table-cell>
          <table:table-cell office:value-type="float" office:value="-18.0915440521447">
            <text:p>-18.0915440521</text:p>
          </table:table-cell>
          <table:table-cell office:value-type="float" office:value="23.0970276638409">
            <text:p>23.097027663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536">
            <text:p>5536</text:p>
          </table:table-cell>
          <table:table-cell office:value-type="float" office:value="9688">
            <text:p>9688</text:p>
          </table:table-cell>
          <table:table-cell office:value-type="float" office:value="18546">
            <text:p>18546</text:p>
          </table:table-cell>
          <table:table-cell office:value-type="float" office:value="202">
            <text:p>202</text:p>
          </table:table-cell>
          <table:table-cell office:value-type="float" office:value="353.5">
            <text:p>353.5</text:p>
          </table:table-cell>
          <table:table-cell office:value-type="float" office:value="245.375">
            <text:p>245.375</text:p>
          </table:table-cell>
          <table:table-cell table:number-columns-repeated="2" office:value-type="float" office:value="0.0364884393063584">
            <text:p>0.0364884393</text:p>
          </table:table-cell>
          <table:table-cell office:value-type="float" office:value="0.013230615766203">
            <text:p>0.0132306158</text:p>
          </table:table-cell>
          <table:table-cell table:number-columns-repeated="2" office:value-type="float" office:value="1.13031909373016">
            <text:p>1.1303190937</text:p>
          </table:table-cell>
          <table:table-cell office:value-type="float" office:value="1.04665025160107">
            <text:p>1.0466502516</text:p>
          </table:table-cell>
          <table:table-cell table:number-columns-repeated="2" office:value-type="float" office:value="19.3408539750662">
            <text:p>19.3408539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6273">
            <text:p>6273</text:p>
          </table:table-cell>
          <table:table-cell office:value-type="float" office:value="10060">
            <text:p>10060</text:p>
          </table:table-cell>
          <table:table-cell office:value-type="float" office:value="18414">
            <text:p>1841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-240.25">
            <text:p>-240.25</text:p>
          </table:table-cell>
          <table:table-cell office:value-type="float" office:value="0.013550135501355">
            <text:p>0.0135501355</text:p>
          </table:table-cell>
          <table:table-cell office:value-type="float" office:value="0.00695825049701789">
            <text:p>0.0069582505</text:p>
          </table:table-cell>
          <table:table-cell office:value-type="float" office:value="-0.013047138047138">
            <text:p>-0.013047138</text:p>
          </table:table-cell>
          <table:table-cell office:value-type="float" office:value="1.04778534235207">
            <text:p>1.0477853424</text:p>
          </table:table-cell>
          <table:table-cell office:value-type="float" office:value="1.02444877454952">
            <text:p>1.0244487745</text:p>
          </table:table-cell>
          <table:table-cell office:value-type="float" office:value="0.95466866334501">
            <text:p>0.9546686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5865">
            <text:p>5865</text:p>
          </table:table-cell>
          <table:table-cell office:value-type="float" office:value="10443">
            <text:p>10443</text:p>
          </table:table-cell>
          <table:table-cell office:value-type="float" office:value="17941">
            <text:p>17941</text:p>
          </table:table-cell>
          <table:table-cell office:value-type="float" office:value="114.75">
            <text:p>114.75</text:p>
          </table:table-cell>
          <table:table-cell office:value-type="float" office:value="-503.625">
            <text:p>-503.625</text:p>
          </table:table-cell>
          <table:table-cell office:value-type="float" office:value="-744.25">
            <text:p>-744.25</text:p>
          </table:table-cell>
          <table:table-cell office:value-type="float" office:value="0.0195652173913043">
            <text:p>0.0195652174</text:p>
          </table:table-cell>
          <table:table-cell office:value-type="float" office:value="-0.0482260844584889">
            <text:p>-0.0482260845</text:p>
          </table:table-cell>
          <table:table-cell office:value-type="float" office:value="-0.0414831949166713">
            <text:p>-0.0414831949</text:p>
          </table:table-cell>
          <table:table-cell office:value-type="float" office:value="1.06922854442344">
            <text:p>1.0692285444</text:p>
          </table:table-cell>
          <table:table-cell office:value-type="float" office:value="0.835767184630795">
            <text:p>0.8357671846</text:p>
          </table:table-cell>
          <table:table-cell office:value-type="float" office:value="0.85818169449422">
            <text:p>0.8581816945</text:p>
          </table:table-cell>
          <table:table-cell office:value-type="float" office:value="0">
            <text:p>0</text:p>
          </table:table-cell>
          <table:table-cell office:value-type="float" office:value="-14.0234401818112">
            <text:p>-14.0234401818</text:p>
          </table:table-cell>
          <table:table-cell office:value-type="float" office:value="-16.3600871165859">
            <text:p>-16.360087116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428">
            <text:p>428</text:p>
          </table:table-cell>
          <table:table-cell office:value-type="float" office:value="5882">
            <text:p>5882</text:p>
          </table:table-cell>
          <table:table-cell office:value-type="float" office:value="10116">
            <text:p>10116</text:p>
          </table:table-cell>
          <table:table-cell office:value-type="float" office:value="15897">
            <text:p>15897</text:p>
          </table:table-cell>
          <table:table-cell office:value-type="float" office:value="214.625">
            <text:p>214.625</text:p>
          </table:table-cell>
          <table:table-cell office:value-type="float" office:value="-699.125">
            <text:p>-699.125</text:p>
          </table:table-cell>
          <table:table-cell office:value-type="float" office:value="-1098.625">
            <text:p>-1098.625</text:p>
          </table:table-cell>
          <table:table-cell office:value-type="float" office:value="0.0364884393063584">
            <text:p>0.0364884393</text:p>
          </table:table-cell>
          <table:table-cell office:value-type="float" office:value="-0.069110814551206">
            <text:p>-0.0691108146</text:p>
          </table:table-cell>
          <table:table-cell office:value-type="float" office:value="-0.0691089513744732">
            <text:p>-0.0691089514</text:p>
          </table:table-cell>
          <table:table-cell office:value-type="float" office:value="1.13031909373016">
            <text:p>1.1303190937</text:p>
          </table:table-cell>
          <table:table-cell office:value-type="float" office:value="0.767473706259124">
            <text:p>0.7674737063</text:p>
          </table:table-cell>
          <table:table-cell office:value-type="float" office:value="0.767479722623099">
            <text:p>0.7674797226</text:p>
          </table:table-cell>
          <table:table-cell office:value-type="float" office:value="19.3408539750662">
            <text:p>19.3408539751</text:p>
          </table:table-cell>
          <table:table-cell office:value-type="float" office:value="-9.67879396572775">
            <text:p>-9.6787939657</text:p>
          </table:table-cell>
          <table:table-cell office:value-type="float" office:value="-9.67906447664655">
            <text:p>-9.679064476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482">
            <text:p>482</text:p>
          </table:table-cell>
          <table:table-cell office:value-type="float" office:value="6231">
            <text:p>6231</text:p>
          </table:table-cell>
          <table:table-cell office:value-type="float" office:value="10442">
            <text:p>10442</text:p>
          </table:table-cell>
          <table:table-cell office:value-type="float" office:value="15736">
            <text:p>15736</text:p>
          </table:table-cell>
          <table:table-cell office:value-type="float" office:value="-522.5">
            <text:p>-522.5</text:p>
          </table:table-cell>
          <table:table-cell office:value-type="float" office:value="468.625">
            <text:p>468.625</text:p>
          </table:table-cell>
          <table:table-cell office:value-type="float" office:value="534.75">
            <text:p>534.75</text:p>
          </table:table-cell>
          <table:table-cell office:value-type="float" office:value="-0.083854918953619">
            <text:p>-0.083854919</text:p>
          </table:table-cell>
          <table:table-cell office:value-type="float" office:value="0.0448788546255507">
            <text:p>0.0448788546</text:p>
          </table:table-cell>
          <table:table-cell office:value-type="float" office:value="0.0339825876970005">
            <text:p>0.0339825877</text:p>
          </table:table-cell>
          <table:table-cell office:value-type="float" office:value="0.720289812630461">
            <text:p>0.7202898126</text:p>
          </table:table-cell>
          <table:table-cell office:value-type="float" office:value="1.16102364991073">
            <text:p>1.1610236499</text:p>
          </table:table-cell>
          <table:table-cell office:value-type="float" office:value="1.12120249682201">
            <text:p>1.1212024968</text:p>
          </table:table-cell>
          <table:table-cell office:value-type="float" office:value="-7.91439707107825">
            <text:p>-7.9143970711</text:p>
          </table:table-cell>
          <table:table-cell office:value-type="float" office:value="15.7888879134988">
            <text:p>15.7888879135</text:p>
          </table:table-cell>
          <table:table-cell office:value-type="float" office:value="20.7417710225085">
            <text:p>20.741771022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46">
            <text:p>1146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6082">
            <text:p>6082</text:p>
          </table:table-cell>
          <table:table-cell office:value-type="float" office:value="10570">
            <text:p>10570</text:p>
          </table:table-cell>
          <table:table-cell office:value-type="float" office:value="16182">
            <text:p>16182</text:p>
          </table:table-cell>
          <table:table-cell office:value-type="float" office:value="-535.25">
            <text:p>-535.25</text:p>
          </table:table-cell>
          <table:table-cell office:value-type="float" office:value="-36.125">
            <text:p>-36.125</text:p>
          </table:table-cell>
          <table:table-cell office:value-type="float" office:value="922.625">
            <text:p>922.625</text:p>
          </table:table-cell>
          <table:table-cell office:value-type="float" office:value="-0.0880055902663597">
            <text:p>-0.0880055903</text:p>
          </table:table-cell>
          <table:table-cell office:value-type="float" office:value="-0.00341769157994324">
            <text:p>-0.0034176916</text:p>
          </table:table-cell>
          <table:table-cell office:value-type="float" office:value="0.0570155110616735">
            <text:p>0.0570155111</text:p>
          </table:table-cell>
          <table:table-cell office:value-type="float" office:value="0.707160602547276">
            <text:p>0.7071606025</text:p>
          </table:table-cell>
          <table:table-cell office:value-type="float" office:value="0.988060973477041">
            <text:p>0.9880609735</text:p>
          </table:table-cell>
          <table:table-cell office:value-type="float" office:value="1.20592579497904">
            <text:p>1.205925795</text:p>
          </table:table-cell>
          <table:table-cell office:value-type="float" office:value="-7.52427818697525">
            <text:p>-7.524278187</text:p>
          </table:table-cell>
          <table:table-cell office:value-type="float" office:value="0">
            <text:p>0</text:p>
          </table:table-cell>
          <table:table-cell office:value-type="float" office:value="12.5005394684628">
            <text:p>12.500539468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5249">
            <text:p>5249</text:p>
          </table:table-cell>
          <table:table-cell office:value-type="float" office:value="9765">
            <text:p>9765</text:p>
          </table:table-cell>
          <table:table-cell office:value-type="float" office:value="17391">
            <text:p>17391</text:p>
          </table:table-cell>
          <table:table-cell office:value-type="float" office:value="-463.75">
            <text:p>-463.75</text:p>
          </table:table-cell>
          <table:table-cell office:value-type="float" office:value="385">
            <text:p>385</text:p>
          </table:table-cell>
          <table:table-cell office:value-type="float" office:value="1231.625">
            <text:p>1231.625</text:p>
          </table:table-cell>
          <table:table-cell office:value-type="float" office:value="-0.0883501619356068">
            <text:p>-0.0883501619</text:p>
          </table:table-cell>
          <table:table-cell office:value-type="float" office:value="0.039426523297491">
            <text:p>0.0394265233</text:p>
          </table:table-cell>
          <table:table-cell office:value-type="float" office:value="0.0708196768443448">
            <text:p>0.0708196768</text:p>
          </table:table-cell>
          <table:table-cell office:value-type="float" office:value="0.70607370540891">
            <text:p>0.7060737054</text:p>
          </table:table-cell>
          <table:table-cell office:value-type="float" office:value="1.1410395549903">
            <text:p>1.141039555</text:p>
          </table:table-cell>
          <table:table-cell office:value-type="float" office:value="1.25769910514675">
            <text:p>1.2576991051</text:p>
          </table:table-cell>
          <table:table-cell office:value-type="float" office:value="-7.49353875859266">
            <text:p>-7.4935387586</text:p>
          </table:table-cell>
          <table:table-cell office:value-type="float" office:value="17.925073062965">
            <text:p>17.925073063</text:p>
          </table:table-cell>
          <table:table-cell office:value-type="float" office:value="10.1301158091505">
            <text:p>10.130115809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11">
            <text:p>1011</text:p>
          </table:table-cell>
          <table:table-cell table:number-columns-repeated="2" office:value-type="float" office:value="395">
            <text:p>395</text:p>
          </table:table-cell>
          <table:table-cell office:value-type="float" office:value="4528">
            <text:p>4528</text:p>
          </table:table-cell>
          <table:table-cell office:value-type="float" office:value="8655">
            <text:p>8655</text:p>
          </table:table-cell>
          <table:table-cell office:value-type="float" office:value="17422">
            <text:p>17422</text:p>
          </table:table-cell>
          <table:table-cell office:value-type="float" office:value="-255.375">
            <text:p>-255.375</text:p>
          </table:table-cell>
          <table:table-cell office:value-type="float" office:value="-211.4">
            <text:p>-211.4</text:p>
          </table:table-cell>
          <table:table-cell office:value-type="float" office:value="1623.375">
            <text:p>1623.375</text:p>
          </table:table-cell>
          <table:table-cell office:value-type="float" office:value="-0.0563990724381625">
            <text:p>-0.0563990724</text:p>
          </table:table-cell>
          <table:table-cell office:value-type="float" office:value="-0.0244251877527441">
            <text:p>-0.0244251878</text:p>
          </table:table-cell>
          <table:table-cell office:value-type="float" office:value="0.0931796005051085">
            <text:p>0.0931796005</text:p>
          </table:table-cell>
          <table:table-cell office:value-type="float" office:value="0.808837722995326">
            <text:p>0.808837723</text:p>
          </table:table-cell>
          <table:table-cell office:value-type="float" office:value="0.915681158867039">
            <text:p>0.9156811589</text:p>
          </table:table-cell>
          <table:table-cell office:value-type="float" office:value="1.34314618015045">
            <text:p>1.3431461802</text:p>
          </table:table-cell>
          <table:table-cell office:value-type="float" office:value="-11.9401191366751">
            <text:p>-11.9401191367</text:p>
          </table:table-cell>
          <table:table-cell office:value-type="float" office:value="-28.0303748173378">
            <text:p>-28.0303748173</text:p>
          </table:table-cell>
          <table:table-cell office:value-type="float" office:value="7.78025791052085">
            <text:p>7.780257910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4436">
            <text:p>4436</text:p>
          </table:table-cell>
          <table:table-cell office:value-type="float" office:value="8536">
            <text:p>8536</text:p>
          </table:table-cell>
          <table:table-cell office:value-type="float" office:value="17298">
            <text:p>17298</text:p>
          </table:table-cell>
          <table:table-cell office:value-type="float" office:value="-124.428571428571">
            <text:p>-124.4285714286</text:p>
          </table:table-cell>
          <table:table-cell office:value-type="float" office:value="356.333333333333">
            <text:p>356.3333333333</text:p>
          </table:table-cell>
          <table:table-cell office:value-type="float" office:value="1377">
            <text:p>1377</text:p>
          </table:table-cell>
          <table:table-cell office:value-type="float" office:value="-0.0280497230452145">
            <text:p>-0.028049723</text:p>
          </table:table-cell>
          <table:table-cell office:value-type="float" office:value="0.0417447672602312">
            <text:p>0.0417447673</text:p>
          </table:table-cell>
          <table:table-cell office:value-type="float" office:value="0.0796045785639958">
            <text:p>0.0796045786</text:p>
          </table:table-cell>
          <table:table-cell office:value-type="float" office:value="0.903368071789059">
            <text:p>0.9033680718</text:p>
          </table:table-cell>
          <table:table-cell office:value-type="float" office:value="1.14952223157429">
            <text:p>1.1495222316</text:p>
          </table:table-cell>
          <table:table-cell office:value-type="float" office:value="1.29103632727355">
            <text:p>1.2910363273</text:p>
          </table:table-cell>
          <table:table-cell office:value-type="float" office:value="-24.363156481201">
            <text:p>-24.3631564812</text:p>
          </table:table-cell>
          <table:table-cell office:value-type="float" office:value="16.9486201476657">
            <text:p>16.9486201477</text:p>
          </table:table-cell>
          <table:table-cell office:value-type="float" office:value="9.04952803862047">
            <text:p>9.049528038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3939">
            <text:p>3939</text:p>
          </table:table-cell>
          <table:table-cell office:value-type="float" office:value="9091">
            <text:p>9091</text:p>
          </table:table-cell>
          <table:table-cell office:value-type="float" office:value="18820">
            <text:p>18820</text:p>
          </table:table-cell>
          <table:table-cell office:value-type="float" office:value="0">
            <text:p>0</text:p>
          </table:table-cell>
          <table:table-cell office:value-type="float" office:value="147.333333333333">
            <text:p>147.3333333333</text:p>
          </table:table-cell>
          <table:table-cell office:value-type="float" office:value="1255.16666666667">
            <text:p>1255.1666666667</text:p>
          </table:table-cell>
          <table:table-cell office:value-type="float" office:value="0">
            <text:p>0</text:p>
          </table:table-cell>
          <table:table-cell office:value-type="float" office:value="0.0162065046016207">
            <text:p>0.0162065046</text:p>
          </table:table-cell>
          <table:table-cell office:value-type="float" office:value="0.0666932341480694">
            <text:p>0.0666932341</text:p>
          </table:table-cell>
          <table:table-cell office:value-type="float" office:value="0.61">
            <text:p>0.61</text:p>
          </table:table-cell>
          <table:table-cell office:value-type="float" office:value="1.05723756165682">
            <text:p>1.0572375617</text:p>
          </table:table-cell>
          <table:table-cell office:value-type="float" office:value="1.24214437498126">
            <text:p>1.242144375</text:p>
          </table:table-cell>
          <table:table-cell table:number-columns-repeated="2" office:value-type="float" office:value="0">
            <text:p>0</text:p>
          </table:table-cell>
          <table:table-cell office:value-type="float" office:value="10.7359104641204">
            <text:p>10.735910464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3497">
            <text:p>3497</text:p>
          </table:table-cell>
          <table:table-cell office:value-type="float" office:value="9133">
            <text:p>9133</text:p>
          </table:table-cell>
          <table:table-cell office:value-type="float" office:value="20548">
            <text:p>20548</text:p>
          </table:table-cell>
          <table:table-cell table:number-columns-repeated="2" office:value-type="float" office:value="0">
            <text:p>0</text:p>
          </table:table-cell>
          <table:table-cell office:value-type="float" office:value="1264.4">
            <text:p>1264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5339692427487">
            <text:p>0.0615339692</text:p>
          </table:table-cell>
          <table:table-cell office:value-type="float" office:value="0.61">
            <text:p>0.61</text:p>
          </table:table-cell>
          <table:table-cell office:value-type="float" office:value="0.92">
            <text:p>0.92</text:p>
          </table:table-cell>
          <table:table-cell office:value-type="float" office:value="1.22279029391632">
            <text:p>1.2227902939</text:p>
          </table:table-cell>
          <table:table-cell table:number-columns-repeated="2" office:value-type="float" office:value="0">
            <text:p>0</text:p>
          </table:table-cell>
          <table:table-cell office:value-type="float" office:value="11.6075885092148">
            <text:p>11.607588509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3105">
            <text:p>3105</text:p>
          </table:table-cell>
          <table:table-cell office:value-type="float" office:value="9767">
            <text:p>9767</text:p>
          </table:table-cell>
          <table:table-cell office:value-type="float" office:value="23713">
            <text:p>23713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572.75">
            <text:p>1572.75</text:p>
          </table:table-cell>
          <table:table-cell office:value-type="float" office:value="0">
            <text:p>0</text:p>
          </table:table-cell>
          <table:table-cell office:value-type="float" office:value="0.038804136377598">
            <text:p>0.0388041364</text:p>
          </table:table-cell>
          <table:table-cell office:value-type="float" office:value="0.0663243790325981">
            <text:p>0.066324379</text:p>
          </table:table-cell>
          <table:table-cell office:value-type="float" office:value="0.61">
            <text:p>0.61</text:p>
          </table:table-cell>
          <table:table-cell office:value-type="float" office:value="1.13876576888162">
            <text:p>1.1387657689</text:p>
          </table:table-cell>
          <table:table-cell office:value-type="float" office:value="1.24075721619205">
            <text:p>1.2407572162</text:p>
          </table:table-cell>
          <table:table-cell office:value-type="float" office:value="0">
            <text:p>0</text:p>
          </table:table-cell>
          <table:table-cell office:value-type="float" office:value="18.2070883767893">
            <text:p>18.2070883768</text:p>
          </table:table-cell>
          <table:table-cell office:value-type="float" office:value="10.7937302326389">
            <text:p>10.793730232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5">
            <text:p>5</text:p>
          </table:table-cell>
          <table:table-cell office:value-type="float" office:value="1059">
            <text:p>1059</text:p>
          </table:table-cell>
          <table:table-cell table:number-columns-repeated="2" office:value-type="float" office:value="522">
            <text:p>522</text:p>
          </table:table-cell>
          <table:table-cell office:value-type="float" office:value="2757">
            <text:p>2757</text:p>
          </table:table-cell>
          <table:table-cell office:value-type="float" office:value="9636">
            <text:p>9636</text:p>
          </table:table-cell>
          <table:table-cell office:value-type="float" office:value="25302">
            <text:p>25302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93">
            <text:p>0.93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5">
            <text:p>5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2448">
            <text:p>2448</text:p>
          </table:table-cell>
          <table:table-cell office:value-type="float" office:value="9569">
            <text:p>9569</text:p>
          </table:table-cell>
          <table:table-cell office:value-type="float" office:value="26997">
            <text:p>26997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1.02">
            <text:p>1.0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9.5">
            <text:p>119.5</text:p>
          </table:table-cell>
          <table:table-cell office:value-type="float" office:value="6196.5">
            <text:p>6196.5</text:p>
          </table:table-cell>
          <table:table-cell office:value-type="float" office:value="8107.75">
            <text:p>8107.75</text:p>
          </table:table-cell>
          <table:table-cell office:value-type="float" office:value="14.9125">
            <text:p>14.9125</text:p>
          </table:table-cell>
          <table:table-cell table:number-columns-repeated="3" office:value-type="float" office:value="5">
            <text:p>5</text:p>
          </table:table-cell>
          <table:table-cell office:value-type="float" office:value="1077">
            <text:p>1077</text:p>
          </table:table-cell>
          <table:table-cell office:value-type="float" office:value="762">
            <text:p>762</text:p>
          </table:table-cell>
          <table:table-cell office:value-type="float" office:value="562">
            <text:p>562</text:p>
          </table:table-cell>
          <table:table-cell office:value-type="float" office:value="2174">
            <text:p>2174</text:p>
          </table:table-cell>
          <table:table-cell office:value-type="float" office:value="9618">
            <text:p>9618</text:p>
          </table:table-cell>
          <table:table-cell office:value-type="float" office:value="28806">
            <text:p>28806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1.02">
            <text:p>1.0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7.333333333333">
            <text:p>127.3333333333</text:p>
          </table:table-cell>
          <table:table-cell office:value-type="float" office:value="6238">
            <text:p>6238</text:p>
          </table:table-cell>
          <table:table-cell office:value-type="float" office:value="9713">
            <text:p>9713</text:p>
          </table:table-cell>
          <table:table-cell office:value-type="float" office:value="12.8166666666667">
            <text:p>12.81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67">
            <text:p>1067</text:p>
          </table:table-cell>
          <table:table-cell office:value-type="float" office:value="558">
            <text:p>558</text:p>
          </table:table-cell>
          <table:table-cell office:value-type="float" office:value="1930">
            <text:p>1930</text:p>
          </table:table-cell>
          <table:table-cell office:value-type="float" office:value="9575">
            <text:p>9575</text:p>
          </table:table-cell>
          <table:table-cell office:value-type="float" office:value="30736">
            <text:p>30736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1.02">
            <text:p>1.0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61">
            <text:p>0.61</text:p>
          </table:table-cell>
          <table:table-cell office:value-type="float" office:value="1.02">
            <text:p>1.02</text:p>
          </table:table-cell>
          <table:table-cell office:value-type="float" office:value="1.24">
            <text:p>1.2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.3">
            <text:p>11.3</text:p>
          </table:table-cell>
          <table:table-cell office:value-type="float" office:value="21.1">
            <text:p>21.1</text:p>
          </table:table-cell>
          <table:table-cell office:value-type="float" office:value="22.9">
            <text:p>22.9</text:p>
          </table:table-cell>
          <table:table-cell office:value-type="float" office:value="10926">
            <text:p>10926</text:p>
          </table:table-cell>
          <table:table-cell office:value-type="float" office:value="11986">
            <text:p>11986</text:p>
          </table:table-cell>
          <table:table-cell office:value-type="float" office:value="12967">
            <text:p>129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4:26.66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14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477">
                <text:p>1547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7041">
                <text:p>1704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422">
                <text:p>11422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568">
                <text:p>12568</text:p>
              </table:table-cell>
              <table:table-cell office:value-type="float" office:value="17644">
                <text:p>1764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382">
                <text:p>12382</text:p>
              </table:table-cell>
              <table:table-cell office:value-type="float" office:value="17042">
                <text:p>170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2274">
                <text:p>12274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812">
                <text:p>8812</text:p>
              </table:table-cell>
              <table:table-cell office:value-type="float" office:value="12824">
                <text:p>12824</text:p>
              </table:table-cell>
              <table:table-cell office:value-type="float" office:value="17781">
                <text:p>1778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806">
                <text:p>9806</text:p>
              </table:table-cell>
              <table:table-cell office:value-type="float" office:value="12872">
                <text:p>12872</text:p>
              </table:table-cell>
              <table:table-cell office:value-type="float" office:value="18415">
                <text:p>1841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67">
                <text:p>9767</text:p>
              </table:table-cell>
              <table:table-cell office:value-type="float" office:value="12652">
                <text:p>12652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23">
                <text:p>9623</text:p>
              </table:table-cell>
              <table:table-cell office:value-type="float" office:value="12660">
                <text:p>12660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52">
                <text:p>10052</text:p>
              </table:table-cell>
              <table:table-cell office:value-type="float" office:value="13138">
                <text:p>13138</text:p>
              </table:table-cell>
              <table:table-cell office:value-type="float" office:value="19688">
                <text:p>1968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030">
                <text:p>10030</text:p>
              </table:table-cell>
              <table:table-cell office:value-type="float" office:value="13696">
                <text:p>13696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91">
                <text:p>9891</text:p>
              </table:table-cell>
              <table:table-cell office:value-type="float" office:value="13533">
                <text:p>13533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3">
                <text:p>9623</text:p>
              </table:table-cell>
              <table:table-cell office:value-type="float" office:value="14316">
                <text:p>14316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4696">
                <text:p>14696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10">
                <text:p>10710</text:p>
              </table:table-cell>
              <table:table-cell office:value-type="float" office:value="15696">
                <text:p>15696</text:p>
              </table:table-cell>
              <table:table-cell office:value-type="float" office:value="26331">
                <text:p>263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6588">
                <text:p>16588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289">
                <text:p>11289</text:p>
              </table:table-cell>
              <table:table-cell office:value-type="float" office:value="17476">
                <text:p>17476</text:p>
              </table:table-cell>
              <table:table-cell office:value-type="float" office:value="29415">
                <text:p>294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05">
                <text:p>11205</text:p>
              </table:table-cell>
              <table:table-cell office:value-type="float" office:value="18240">
                <text:p>18240</text:p>
              </table:table-cell>
              <table:table-cell office:value-type="float" office:value="30504">
                <text:p>3050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9180">
                <text:p>19180</text:p>
              </table:table-cell>
              <table:table-cell office:value-type="float" office:value="32134">
                <text:p>3213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30">
                <text:p>11430</text:p>
              </table:table-cell>
              <table:table-cell office:value-type="float" office:value="20152">
                <text:p>20152</text:p>
              </table:table-cell>
              <table:table-cell office:value-type="float" office:value="34111">
                <text:p>3411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1583">
                <text:p>21583</text:p>
              </table:table-cell>
              <table:table-cell office:value-type="float" office:value="34479">
                <text:p>3447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454">
                <text:p>13454</text:p>
              </table:table-cell>
              <table:table-cell office:value-type="float" office:value="22080">
                <text:p>22080</text:p>
              </table:table-cell>
              <table:table-cell office:value-type="float" office:value="32795">
                <text:p>3279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370">
                <text:p>22370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1678">
                <text:p>21678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650">
                <text:p>15650</text:p>
              </table:table-cell>
              <table:table-cell office:value-type="float" office:value="21116">
                <text:p>21116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1542">
                <text:p>21542</text:p>
              </table:table-cell>
              <table:table-cell office:value-type="float" office:value="31343">
                <text:p>3134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359">
                <text:p>22359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459">
                <text:p>23459</text:p>
              </table:table-cell>
              <table:table-cell office:value-type="float" office:value="32668">
                <text:p>3266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584">
                <text:p>23584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225">
                <text:p>22225</text:p>
              </table:table-cell>
              <table:table-cell office:value-type="float" office:value="31421">
                <text:p>314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742">
                <text:p>21742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623">
                <text:p>21623</text:p>
              </table:table-cell>
              <table:table-cell office:value-type="float" office:value="31976">
                <text:p>3197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720">
                <text:p>2172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862">
                <text:p>21862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816">
                <text:p>21816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854">
                <text:p>22854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150">
                <text:p>2315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040">
                <text:p>22040</text:p>
              </table:table-cell>
              <table:table-cell office:value-type="float" office:value="35528">
                <text:p>3552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235">
                <text:p>23235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335">
                <text:p>21335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1021">
                <text:p>21021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326">
                <text:p>13326</text:p>
              </table:table-cell>
              <table:table-cell office:value-type="float" office:value="21200">
                <text:p>21200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28">
                <text:p>12328</text:p>
              </table:table-cell>
              <table:table-cell office:value-type="float" office:value="21376">
                <text:p>21376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702">
                <text:p>12702</text:p>
              </table:table-cell>
              <table:table-cell office:value-type="float" office:value="20823">
                <text:p>20823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229">
                <text:p>20229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903">
                <text:p>11903</text:p>
              </table:table-cell>
              <table:table-cell office:value-type="float" office:value="19530">
                <text:p>19530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203">
                <text:p>11203</text:p>
              </table:table-cell>
              <table:table-cell office:value-type="float" office:value="17778">
                <text:p>17778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8755">
                <text:p>8755</text:p>
              </table:table-cell>
              <table:table-cell office:value-type="float" office:value="16092">
                <text:p>16092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9180">
                <text:p>9180</text:p>
              </table:table-cell>
              <table:table-cell office:value-type="float" office:value="16645">
                <text:p>1664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9984">
                <text:p>9984</text:p>
              </table:table-cell>
              <table:table-cell office:value-type="float" office:value="15131">
                <text:p>15131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9104">
                <text:p>9104</text:p>
              </table:table-cell>
              <table:table-cell office:value-type="float" office:value="14213">
                <text:p>14213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240">
                <text:p>8240</text:p>
              </table:table-cell>
              <table:table-cell office:value-type="float" office:value="13080">
                <text:p>13080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3335">
                <text:p>13335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857">
                <text:p>8857</text:p>
              </table:table-cell>
              <table:table-cell office:value-type="float" office:value="12770">
                <text:p>12770</text:p>
              </table:table-cell>
              <table:table-cell office:value-type="float" office:value="20626">
                <text:p>206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276">
                <text:p>7276</text:p>
              </table:table-cell>
              <table:table-cell office:value-type="float" office:value="11984">
                <text:p>11984</text:p>
              </table:table-cell>
              <table:table-cell office:value-type="float" office:value="19018">
                <text:p>1901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194">
                <text:p>8194</text:p>
              </table:table-cell>
              <table:table-cell office:value-type="float" office:value="11340">
                <text:p>11340</text:p>
              </table:table-cell>
              <table:table-cell office:value-type="float" office:value="18390">
                <text:p>1839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8544">
                <text:p>8544</text:p>
              </table:table-cell>
              <table:table-cell office:value-type="float" office:value="11940">
                <text:p>11940</text:p>
              </table:table-cell>
              <table:table-cell office:value-type="float" office:value="19155">
                <text:p>1915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37">
                <text:p>7837</text:p>
              </table:table-cell>
              <table:table-cell office:value-type="float" office:value="11280">
                <text:p>11280</text:p>
              </table:table-cell>
              <table:table-cell office:value-type="float" office:value="18495">
                <text:p>1849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715">
                <text:p>6715</text:p>
              </table:table-cell>
              <table:table-cell office:value-type="float" office:value="10275">
                <text:p>10275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6273">
                <text:p>6273</text:p>
              </table:table-cell>
              <table:table-cell office:value-type="float" office:value="10332">
                <text:p>10332</text:p>
              </table:table-cell>
              <table:table-cell office:value-type="float" office:value="18105">
                <text:p>181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0584">
                <text:p>10584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9688">
                <text:p>9688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320">
                <text:p>6320</text:p>
              </table:table-cell>
              <table:table-cell office:value-type="float" office:value="10060">
                <text:p>10060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0440">
                <text:p>10440</text:p>
              </table:table-cell>
              <table:table-cell office:value-type="float" office:value="17226">
                <text:p>1722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10575">
                <text:p>10575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688">
                <text:p>9688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0060">
                <text:p>10060</text:p>
              </table:table-cell>
              <table:table-cell office:value-type="float" office:value="18414">
                <text:p>184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0443">
                <text:p>10443</text:p>
              </table:table-cell>
              <table:table-cell office:value-type="float" office:value="17941">
                <text:p>1794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10116">
                <text:p>10116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231">
                <text:p>6231</text:p>
              </table:table-cell>
              <table:table-cell office:value-type="float" office:value="10442">
                <text:p>10442</text:p>
              </table:table-cell>
              <table:table-cell office:value-type="float" office:value="15736">
                <text:p>1573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082">
                <text:p>6082</text:p>
              </table:table-cell>
              <table:table-cell office:value-type="float" office:value="10570">
                <text:p>10570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249">
                <text:p>5249</text:p>
              </table:table-cell>
              <table:table-cell office:value-type="float" office:value="9765">
                <text:p>9765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4528">
                <text:p>4528</text:p>
              </table:table-cell>
              <table:table-cell office:value-type="float" office:value="8655">
                <text:p>8655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4436">
                <text:p>4436</text:p>
              </table:table-cell>
              <table:table-cell office:value-type="float" office:value="8536">
                <text:p>8536</text:p>
              </table:table-cell>
              <table:table-cell office:value-type="float" office:value="17298">
                <text:p>1729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3939">
                <text:p>3939</text:p>
              </table:table-cell>
              <table:table-cell office:value-type="float" office:value="9091">
                <text:p>9091</text:p>
              </table:table-cell>
              <table:table-cell office:value-type="float" office:value="18820">
                <text:p>1882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497">
                <text:p>3497</text:p>
              </table:table-cell>
              <table:table-cell office:value-type="float" office:value="9133">
                <text:p>9133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3105">
                <text:p>3105</text:p>
              </table:table-cell>
              <table:table-cell office:value-type="float" office:value="9767">
                <text:p>9767</text:p>
              </table:table-cell>
              <table:table-cell office:value-type="float" office:value="23713">
                <text:p>2371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2757">
                <text:p>2757</text:p>
              </table:table-cell>
              <table:table-cell office:value-type="float" office:value="9636">
                <text:p>9636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2448">
                <text:p>2448</text:p>
              </table:table-cell>
              <table:table-cell office:value-type="float" office:value="9569">
                <text:p>9569</text:p>
              </table:table-cell>
              <table:table-cell office:value-type="float" office:value="26997">
                <text:p>269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2174">
                <text:p>2174</text:p>
              </table:table-cell>
              <table:table-cell office:value-type="float" office:value="9618">
                <text:p>9618</text:p>
              </table:table-cell>
              <table:table-cell office:value-type="float" office:value="28806">
                <text:p>2880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930">
                <text:p>1930</text:p>
              </table:table-cell>
              <table:table-cell office:value-type="float" office:value="9575">
                <text:p>9575</text:p>
              </table:table-cell>
              <table:table-cell office:value-type="float" office:value="30736">
                <text:p>30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96.5">
                <text:p>6196.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2cm" svg:y="1.404cm" svg:width="30.8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4.9125">
                <text:p>14.912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.8166666666667">
                <text:p>12.8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cm" svg:y="1.352cm" svg:width="31.35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946975540471">
                <text:p>1.0394697554047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693100916359">
                <text:p>1.0369310091635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957382447453">
                <text:p>1.0695738244745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698847331382">
                <text:p>1.0969884733138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467017619962">
                <text:p>1.0546701761996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301023634112">
                <text:p>1.0430102363411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991531710003">
                <text:p>1.0699153171000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41691086471">
                <text:p>1.064169108647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373919370534">
                <text:p>1.0437391937053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825961824683">
                <text:p>1.0482596182468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239996237731">
                <text:p>1.062399962377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007431278775">
                <text:p>1.0600743127877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6953143445756">
                <text:p>1.0695314344575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849012642856">
                <text:p>1.0984901264285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698556028076">
                <text:p>1.1569855602807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62020879671">
                <text:p>1.156202087967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751783072286">
                <text:p>1.2075178307228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524830545666">
                <text:p>1.2152483054566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50813631287">
                <text:p>1.175081363128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770010340471">
                <text:p>1.1177001034047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843222900794">
                <text:p>1.1584322290079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3872889648148">
                <text:p>1.0387288964814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024758241271">
                <text:p>1.1502475824127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63369140625">
                <text:p>1.105633691406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145065869078">
                <text:p>0.9861450658690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3173602092324">
                <text:p>0.98317360209232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4337152849408">
                <text:p>1.1433715284940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4178797040071">
                <text:p>0.98417879704007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6605821940477">
                <text:p>0.98660582194047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2125892578411">
                <text:p>0.99212589257841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9731513981028">
                <text:p>0.97973151398102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176773041522">
                <text:p>1.0417677304152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11380999696">
                <text:p>1.041138099969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844691322004">
                <text:p>1.058446913220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6395908830017">
                <text:p>1.0639590883001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1943626691937">
                <text:p>0.9819436266919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7531495554652">
                <text:p>0.9975314955546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48248586433">
                <text:p>1.009482485864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641851239502">
                <text:p>1.056418512395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719966115617">
                <text:p>1.0371996611561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6729231551166">
                <text:p>0.81672923155116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6589132645576">
                <text:p>0.96658913264557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477630356805">
                <text:p>1.0647763035680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49361278996667">
                <text:p>0.74936127899666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6821795251">
                <text:p>0.81820682179525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72503894714494">
                <text:p>0.97250389471449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2767090928945">
                <text:p>0.91276709092894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1101174597514">
                <text:p>0.8411011745975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14461946961818">
                <text:p>0.81446194696181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27469460517958">
                <text:p>0.82746946051795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69659271413722">
                <text:p>0.869659271413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9965449883416">
                <text:p>0.8996544988341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51644635707455">
                <text:p>0.85164463570745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846861578523157">
                <text:p>0.8468615785231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58482339800175">
                <text:p>0.95848233980017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44605915363787">
                <text:p>0.8446059153637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3378260030864">
                <text:p>0.97337826003086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184516528939">
                <text:p>0.97318451652893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797794153357005">
                <text:p>0.7977941533570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887766408705845">
                <text:p>0.88776640870584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.04778534235207">
                <text:p>1.047785342352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74168595679012">
                <text:p>0.87416859567901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13031909373016">
                <text:p>1.1303190937301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02444877454952">
                <text:p>1.0244487745495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14980636134255">
                <text:p>1.1498063613425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13031909373016">
                <text:p>1.1303190937301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2444877454952">
                <text:p>1.0244487745495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35767184630795">
                <text:p>0.83576718463079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767473706259124">
                <text:p>0.76747370625912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16102364991073">
                <text:p>1.1610236499107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88060973477041">
                <text:p>0.98806097347704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1410395549903">
                <text:p>1.141039554990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15681158867039">
                <text:p>0.91568115886703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14952223157429">
                <text:p>1.1495222315742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05723756165682">
                <text:p>1.0572375616568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13876576888162">
                <text:p>1.1387657688816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07.75">
                <text:p>8107.7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